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onospace"/>
    <style:font-face style:name="Mangal1" svg:font-family="Mangal"/>
    <style:font-face style:name="Monospace1" svg:font-family="Monospace"/>
    <style:font-face style:name="monospace" svg:font-family="monospace, courier, 'lucida console'"/>
    <style:font-face style:name="sans-serif1" svg:font-family="sans-serif"/>
    <style:font-face style:name="sans-serif" svg:font-family="sans-serif, Verdana,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333333" fo:padding="0.097cm" fo:border="0.05pt solid #000000">
        <style:background-image/>
      </style:table-cell-properties>
    </style:style>
    <style:style style:name="Tabla3.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333333" fo:padding="0.097cm" fo:border="0.05pt solid #000000">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333333"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333333" fo:padding="0.097cm" fo:border="0.05pt solid #000000">
        <style:background-image/>
      </style:table-cell-properties>
    </style:style>
    <style:style style:name="Tabla6.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333333" fo:padding="0.097cm" fo:border="0.05pt solid #000000">
        <style:background-image/>
      </style:table-cell-properties>
    </style:style>
    <style:style style:name="Tabla7.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background-color="#333333" fo:padding="0.097cm" fo:border="0.05pt solid #000000">
        <style:background-image/>
      </style:table-cell-properties>
    </style:style>
    <style:style style:name="Tabla8.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333333" fo:padding="0.097cm" fo:border="0.05pt solid #000000">
        <style:background-image/>
      </style:table-cell-properties>
    </style:style>
    <style:style style:name="Tabla9.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333333" fo:padding="0.097cm" fo:border="0.05pt solid #000000">
        <style:background-image/>
      </style:table-cell-properties>
    </style:style>
    <style:style style:name="Tabla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333333" fo:padding="0.097cm" fo:border="0.05pt solid #000000">
        <style:background-image/>
      </style:table-cell-properties>
    </style:style>
    <style:style style:name="Tabla11.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333333" fo:padding="0.097cm" fo:border="0.05pt solid #000000">
        <style:background-image/>
      </style:table-cell-properties>
    </style:style>
    <style:style style:name="Tabla12.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13" style:family="table">
      <style:table-properties style:width="12.633cm" table:align="left"/>
    </style:style>
    <style:style style:name="Tabla13.A" style:family="table-column">
      <style:table-column-properties style:column-width="1.476cm"/>
    </style:style>
    <style:style style:name="Tabla13.B" style:family="table-column">
      <style:table-column-properties style:column-width="1.326cm"/>
    </style:style>
    <style:style style:name="Tabla13.C" style:family="table-column">
      <style:table-column-properties style:column-width="1.942cm"/>
    </style:style>
    <style:style style:name="Tabla13.D" style:family="table-column">
      <style:table-column-properties style:column-width="1.614cm"/>
    </style:style>
    <style:style style:name="Tabla13.E" style:family="table-column">
      <style:table-column-properties style:column-width="2.275cm"/>
    </style:style>
    <style:style style:name="Tabla13.F" style:family="table-column">
      <style:table-column-properties style:column-width="2.514cm"/>
    </style:style>
    <style:style style:name="Tabla13.G" style:family="table-column">
      <style:table-column-properties style:column-width="1.485cm"/>
    </style:style>
    <style:style style:name="Tabla13.A1" style:family="table-cell">
      <style:table-cell-properties style:vertical-align="middle" fo:background-color="#f5f5ff" fo:padding="0.226cm" fo:border="0.05pt solid #aaaacc">
        <style:background-image/>
      </style:table-cell-properties>
    </style:style>
    <style:style style:name="Tabla13.A2" style:family="table-cell">
      <style:table-cell-properties style:vertical-align="middle" fo:padding="0.226cm" fo:border="0.05pt solid #aaaacc"/>
    </style:style>
    <style:style style:name="Tabla13.B2" style:family="table-cell">
      <style:table-cell-properties style:vertical-align="middle" fo:padding="0.226cm" fo:border="0.05pt solid #aaaacc"/>
    </style:style>
    <style:style style:name="Tabla13.C2" style:family="table-cell">
      <style:table-cell-properties style:vertical-align="middle" fo:padding="0.226cm" fo:border="0.05pt solid #aaaacc"/>
    </style:style>
    <style:style style:name="Tabla13.D2" style:family="table-cell">
      <style:table-cell-properties style:vertical-align="middle" fo:padding="0.226cm" fo:border="0.05pt solid #aaaacc"/>
    </style:style>
    <style:style style:name="Tabla13.E2" style:family="table-cell">
      <style:table-cell-properties style:vertical-align="middle" fo:padding="0.226cm" fo:border="0.05pt solid #aaaacc"/>
    </style:style>
    <style:style style:name="Tabla13.F2" style:family="table-cell">
      <style:table-cell-properties style:vertical-align="middle" fo:padding="0.226cm" fo:border="0.05pt solid #aaaacc"/>
    </style:style>
    <style:style style:name="Tabla13.G2" style:family="table-cell">
      <style:table-cell-properties style:vertical-align="middle" fo:padding="0.226cm" fo:border="0.05pt solid #aaaacc"/>
    </style:style>
    <style:style style:name="Tabla13.A3" style:family="table-cell">
      <style:table-cell-properties style:vertical-align="middle" fo:padding="0.226cm" fo:border="0.05pt solid #aaaacc"/>
    </style:style>
    <style:style style:name="Tabla13.B3" style:family="table-cell">
      <style:table-cell-properties style:vertical-align="middle" fo:padding="0.226cm" fo:border="0.05pt solid #aaaacc"/>
    </style:style>
    <style:style style:name="Tabla13.C3" style:family="table-cell">
      <style:table-cell-properties style:vertical-align="middle" fo:padding="0.226cm" fo:border="0.05pt solid #aaaacc"/>
    </style:style>
    <style:style style:name="Tabla13.D3" style:family="table-cell">
      <style:table-cell-properties style:vertical-align="middle" fo:padding="0.226cm" fo:border="0.05pt solid #aaaacc"/>
    </style:style>
    <style:style style:name="Tabla13.E3" style:family="table-cell">
      <style:table-cell-properties style:vertical-align="middle" fo:padding="0.226cm" fo:border="0.05pt solid #aaaacc"/>
    </style:style>
    <style:style style:name="Tabla13.F3" style:family="table-cell">
      <style:table-cell-properties style:vertical-align="middle" fo:padding="0.226cm" fo:border="0.05pt solid #aaaacc"/>
    </style:style>
    <style:style style:name="Tabla13.G3" style:family="table-cell">
      <style:table-cell-properties style:vertical-align="middle" fo:padding="0.226cm" fo:border="0.05pt solid #aaaacc"/>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background-color="#333333" fo:padding="0.097cm" fo:border="0.05pt solid #000000">
        <style:background-image/>
      </style:table-cell-properties>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background-color="#333333" fo:padding="0.097cm" fo:border="0.05pt solid #000000">
        <style:background-image/>
      </style:table-cell-properties>
    </style:style>
    <style:style style:name="P1" style:family="paragraph" style:parent-style-name="Standard">
      <style:text-properties fo:language="es" fo:country="ES" style:text-underline-style="none" officeooo:rsid="002127f9" officeooo:paragraph-rsid="002127f9"/>
    </style:style>
    <style:style style:name="P2" style:family="paragraph" style:parent-style-name="Standard">
      <style:text-properties fo:language="es" fo:country="ES" style:text-underline-style="none" officeooo:rsid="0022f55d" officeooo:paragraph-rsid="0022f55d"/>
    </style:style>
    <style:style style:name="P3" style:family="paragraph" style:parent-style-name="Standard">
      <style:text-properties fo:language="es" fo:country="ES" style:text-underline-style="none" officeooo:rsid="0023d085" officeooo:paragraph-rsid="0023d085"/>
    </style:style>
    <style:style style:name="P4" style:family="paragraph" style:parent-style-name="Standard">
      <style:text-properties fo:language="es" fo:country="ES" style:text-underline-style="none" officeooo:rsid="002fd8c5" officeooo:paragraph-rsid="002fd8c5"/>
    </style:style>
    <style:style style:name="P5" style:family="paragraph" style:parent-style-name="Standard">
      <style:text-properties fo:language="es" fo:country="ES" style:text-underline-style="none" fo:font-weight="normal" officeooo:rsid="0023d085" officeooo:paragraph-rsid="0023d085" style:font-weight-asian="normal" style:font-weight-complex="normal"/>
    </style:style>
    <style:style style:name="P6" style:family="paragraph" style:parent-style-name="Standard">
      <style:text-properties officeooo:paragraph-rsid="0025cb78"/>
    </style:style>
    <style:style style:name="P7" style:family="paragraph" style:parent-style-name="Standard">
      <style:text-properties fo:color="#000000" fo:language="es" fo:country="ES" style:text-underline-style="none" fo:font-weight="normal" officeooo:rsid="00273c13" officeooo:paragraph-rsid="00273c13" style:font-weight-asian="normal" style:font-weight-complex="normal"/>
    </style:style>
    <style:style style:name="P8" style:family="paragraph" style:parent-style-name="Standard">
      <style:text-properties fo:color="#000000" fo:language="es" fo:country="ES" style:text-underline-style="none" fo:font-weight="normal" officeooo:rsid="0027e889" officeooo:paragraph-rsid="0027e889" style:font-weight-asian="normal" style:font-weight-complex="normal"/>
    </style:style>
    <style:style style:name="P9" style:family="paragraph" style:parent-style-name="Standard">
      <style:text-properties fo:color="#000000" fo:language="es" fo:country="ES" style:text-underline-style="none" fo:font-weight="normal" officeooo:rsid="00287ba5" officeooo:paragraph-rsid="00287ba5" style:font-weight-asian="normal" style:font-weight-complex="normal"/>
    </style:style>
    <style:style style:name="P10" style:family="paragraph" style:parent-style-name="Standard">
      <style:text-properties fo:color="#000000" fo:language="es" fo:country="ES" style:text-underline-style="none" fo:font-weight="normal" officeooo:rsid="002a1bf0" officeooo:paragraph-rsid="002a1bf0" style:font-weight-asian="normal" style:font-weight-complex="normal"/>
    </style:style>
    <style:style style:name="P11" style:family="paragraph" style:parent-style-name="Standard">
      <style:text-properties fo:color="#000000" fo:language="es" fo:country="ES" style:text-underline-style="none" fo:font-weight="normal" officeooo:rsid="002be59e" officeooo:paragraph-rsid="002be59e" style:font-weight-asian="normal" style:font-weight-complex="normal"/>
    </style:style>
    <style:style style:name="P12" style:family="paragraph" style:parent-style-name="Standard">
      <style:text-properties fo:color="#000000" fo:language="es" fo:country="ES" style:text-underline-style="none" fo:font-weight="normal" officeooo:rsid="002d6ca1" officeooo:paragraph-rsid="002d6ca1" style:font-weight-asian="normal" style:font-weight-complex="normal"/>
    </style:style>
    <style:style style:name="P13" style:family="paragraph" style:parent-style-name="Standard">
      <style:text-properties style:font-name="Liberation Serif" fo:font-size="13.1000003814697pt"/>
    </style:style>
    <style:style style:name="P14" style:family="paragraph" style:parent-style-name="Standard">
      <style:text-properties fo:font-variant="normal" fo:text-transform="none" fo:color="#555555" style:font-name="sans-serif" fo:font-size="13.1000003814697pt" fo:letter-spacing="normal" fo:language="es" fo:country="ES" fo:font-style="normal" style:text-underline-style="none" fo:font-weight="normal" officeooo:rsid="002d6ca1" officeooo:paragraph-rsid="002d6ca1" style:font-weight-asian="normal" style:font-weight-complex="normal"/>
    </style:style>
    <style:style style:name="P15" style:family="paragraph" style:parent-style-name="Standard">
      <style:text-properties fo:font-variant="normal" fo:text-transform="none" fo:color="#555555" style:font-name="sans-serif" fo:font-size="13.1000003814697pt" fo:letter-spacing="normal" fo:language="es" fo:country="ES" fo:font-style="normal" style:text-underline-style="none" fo:font-weight="normal" officeooo:rsid="002df0d0" officeooo:paragraph-rsid="002df0d0"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 style:family="paragraph" style:parent-style-name="Standard">
      <style:paragraph-properties fo:margin-left="0cm" fo:margin-right="0cm" fo:text-align="justify" style:justify-single-word="false" fo:orphans="2" fo:widows="2" fo:text-indent="0cm" style:auto-text-indent="false"/>
    </style:style>
    <style:style style:name="P19" style:family="paragraph" style:parent-style-name="Preformatted_20_Text">
      <style:paragraph-properties fo:margin-left="0cm" fo:margin-right="0cm" fo:text-align="justify" style:justify-single-word="false" fo:orphans="2" fo:widows="2" fo:text-indent="0cm" style:auto-text-indent="false"/>
    </style:style>
    <style:style style:name="P20" style:family="paragraph" style:parent-style-name="Preformatted_20_Text">
      <style:paragraph-properties fo:margin-left="0cm" fo:margin-right="0cm" fo:margin-top="0cm" fo:margin-bottom="0cm" loext:contextual-spacing="false" style:line-height-at-least="0.549cm" fo:text-align="justify" style:justify-single-word="false" fo:orphans="2" fo:widows="2" fo:text-indent="0cm" style:auto-text-indent="false"/>
    </style:style>
    <style:style style:name="P21" style:family="paragraph" style:parent-style-name="Table_20_Contents">
      <style:paragraph-properties fo:margin-left="0cm" fo:margin-right="0cm" fo:margin-top="0cm" fo:margin-bottom="0cm" loext:contextual-spacing="false" fo:text-indent="0cm" style:auto-text-indent="false" fo:padding="0cm" fo:border="none"/>
      <style:text-properties fo:color="#222222"/>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sans-serif" fo:font-size="13.1000003814697pt" fo:letter-spacing="normal" fo:font-style="normal" fo:font-weight="normal"/>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1000003814697pt" fo:letter-spacing="normal" fo:font-style="normal" fo:font-weight="normal" style:font-weight-asian="normal" style:font-weight-complex="normal"/>
    </style:style>
    <style:style style:name="P24" style:family="paragraph" style:parent-style-name="Table_20_Heading">
      <style:paragraph-properties fo:margin-left="0cm" fo:margin-right="0cm" fo:margin-top="0cm" fo:margin-bottom="0cm" loext:contextual-spacing="false" fo:text-indent="0cm" style:auto-text-indent="false"/>
      <style:text-properties fo:color="#aaaacc" fo:font-style="italic"/>
    </style:style>
    <style:style style:name="P25" style:family="paragraph" style:parent-style-name="Standard">
      <style:paragraph-properties fo:margin-left="0cm" fo:margin-right="0cm" fo:margin-top="0cm" fo:margin-bottom="0cm" loext:contextual-spacing="false" style:line-height-at-least="0.549cm" fo:text-align="justify" style:justify-single-word="false" fo:orphans="2" fo:widows="2" fo:text-indent="0cm" style:auto-text-indent="false"/>
      <style:text-properties fo:font-size="8pt" style:font-size-asian="8pt" style:font-size-complex="8pt"/>
    </style:style>
    <style:style style:name="P26" style:family="paragraph" style:parent-style-name="Standard">
      <style:paragraph-properties fo:margin-left="0cm" fo:margin-right="0cm" fo:margin-top="0cm" fo:margin-bottom="0cm" loext:contextual-spacing="false" style:line-height-at-least="0.549cm" fo:text-align="justify" style:justify-single-word="false" fo:orphans="2" fo:widows="2" fo:text-indent="0cm" style:auto-text-indent="false"/>
    </style:style>
    <style:style style:name="P27" style:family="paragraph" style:parent-style-name="Table_20_Contents">
      <style:paragraph-properties fo:margin-left="0cm" fo:margin-right="0cm" fo:text-align="justify" style:justify-single-word="false" fo:orphans="2" fo:widows="2" fo:text-indent="0cm" style:auto-text-indent="false"/>
      <style:text-properties fo:font-size="8pt" style:font-size-asian="8pt" style:font-size-complex="8pt"/>
    </style:style>
    <style:style style:name="P28"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000000" style:font-name="sans-serif1" fo:font-size="8pt" fo:letter-spacing="normal" fo:font-style="normal" fo:font-weight="normal" style:font-size-asian="8pt" style:font-size-complex="8pt"/>
    </style:style>
    <style:style style:name="P29"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0000ff" style:font-name="sans-serif1" fo:font-size="8pt" fo:letter-spacing="normal" fo:font-style="normal" fo:font-weight="normal" style:font-size-asian="8pt" style:font-size-complex="8pt"/>
    </style:style>
    <style:style style:name="P30" style:family="paragraph" style:parent-style-name="Table_20_Contents">
      <style:paragraph-properties fo:margin-left="0cm" fo:margin-right="0cm" fo:text-align="justify" style:justify-single-word="false" fo:orphans="2" fo:widows="2" fo:text-indent="0cm" style:auto-text-indent="false"/>
    </style:style>
    <style:style style:name="P31" style:family="paragraph" style:parent-style-name="Heading_20_2">
      <style:text-properties fo:font-variant="normal" fo:text-transform="none" fo:color="#111111" style:text-line-through-style="none" style:text-line-through-type="none" style:font-name="sans-serif" fo:letter-spacing="normal" fo:language="es" fo:country="ES" fo:font-style="normal" style:text-underline-style="none" fo:font-weight="normal" officeooo:rsid="00273c13" officeooo:paragraph-rsid="00273c13" style:text-blinking="false" style:font-weight-asian="normal" style:font-weight-complex="normal"/>
    </style:style>
    <style:style style:name="P32" style:family="paragraph" style:parent-style-name="Preformatted_20_Text">
      <style:text-properties fo:font-size="8pt" style:font-size-asian="8pt" style:font-size-complex="8pt"/>
    </style:style>
    <style:style style:name="P33" style:family="paragraph" style:parent-style-name="Preformatted_20_Text">
      <style:paragraph-properties fo:margin-top="0cm" fo:margin-bottom="0cm" loext:contextual-spacing="false" style:line-height-at-least="0.549cm" fo:text-align="justify" style:justify-single-word="false" fo:orphans="2" fo:widows="2"/>
    </style:style>
    <style:style style:name="P34" style:family="paragraph" style:parent-style-name="Preformatted_20_Text">
      <style:paragraph-properties fo:margin-top="0cm" fo:margin-bottom="0cm" loext:contextual-spacing="false" style:line-height-at-least="0.549cm" fo:text-align="justify" style:justify-single-word="false" fo:orphans="2" fo:widows="2"/>
      <style:text-properties fo:font-size="8pt" style:font-size-asian="8pt" style:font-size-complex="8pt"/>
    </style:style>
    <style:style style:name="P35" style:family="paragraph" style:parent-style-name="Text_20_body">
      <style:paragraph-properties fo:margin-top="0cm" fo:margin-bottom="0cm" loext:contextual-spacing="false" fo:text-align="center" style:justify-single-word="false"/>
    </style:style>
    <style:style style:name="P36" style:family="paragraph" style:parent-style-name="Preformatted_20_Text">
      <style:paragraph-properties fo:margin-left="0.028cm" fo:margin-right="0.028cm" fo:margin-top="0cm" fo:margin-bottom="0cm" loext:contextual-spacing="false" style:line-height-at-least="0.549cm" fo:text-align="justify" style:justify-single-word="false" fo:orphans="2" fo:widows="2" fo:text-indent="0cm" style:auto-text-indent="false"/>
    </style:style>
    <style:style style:name="P37" style:family="paragraph" style:parent-style-name="Table_20_Contents">
      <style:text-properties fo:font-size="8pt" style:font-size-asian="8pt" style:font-size-complex="8pt"/>
    </style:style>
    <style:style style:name="P38" style:family="paragraph" style:parent-style-name="Table_20_Contents">
      <style:text-properties fo:font-variant="normal" fo:text-transform="none" fo:color="#000000" style:font-name="sans-serif1" fo:font-size="8pt" fo:letter-spacing="normal" fo:font-style="normal" fo:font-weight="normal" style:font-size-asian="8pt" style:font-size-complex="8pt"/>
    </style:style>
    <style:style style:name="P39" style:family="paragraph" style:parent-style-name="Table_20_Contents">
      <style:text-properties fo:font-variant="normal" fo:text-transform="none" fo:color="#0000ff" style:font-name="sans-serif1" fo:font-size="8pt" fo:letter-spacing="normal" fo:font-style="normal" fo:font-weight="normal" style:font-size-asian="8pt" style:font-size-complex="8pt"/>
    </style:style>
    <style:style style:name="P40" style:family="paragraph" style:parent-style-name="Text_20_body">
      <style:text-properties fo:font-variant="normal" fo:text-transform="none" fo:color="#555555" style:font-name="sans-serif" fo:font-size="13.1000003814697pt" fo:letter-spacing="normal" fo:language="es" fo:country="ES" fo:font-style="normal" style:text-underline-style="none" fo:font-weight="normal" officeooo:rsid="0027e889" officeooo:paragraph-rsid="0027e889" style:font-weight-asian="normal" style:font-weight-complex="normal"/>
    </style:style>
    <style:style style:name="P41" style:family="paragraph" style:parent-style-name="Text_20_body">
      <style:text-properties fo:font-variant="normal" fo:text-transform="none" fo:color="#555555" style:font-name="sans-serif" fo:font-size="13.1000003814697pt" fo:letter-spacing="normal" fo:language="es" fo:country="ES" fo:font-style="normal" style:text-underline-style="none" fo:font-weight="normal" officeooo:rsid="002df0d0" officeooo:paragraph-rsid="002df0d0" style:font-weight-asian="normal" style:font-weight-complex="normal"/>
    </style:style>
    <style:style style:name="P42" style:family="paragraph" style:parent-style-name="Text_20_body">
      <style:text-properties fo:color="#000000" fo:language="es" fo:country="ES" style:text-underline-style="none" fo:font-weight="normal" officeooo:rsid="002df0d0" officeooo:paragraph-rsid="002df0d0" style:font-weight-asian="normal" style:font-weight-complex="normal"/>
    </style:style>
    <style:style style:name="P43" style:family="paragraph" style:parent-style-name="Table_20_Contents">
      <style:paragraph-properties fo:margin-left="0cm" fo:margin-right="0cm" fo:text-align="justify" style:justify-single-word="false" fo:orphans="2" fo:widows="2" fo:text-indent="0cm" style:auto-text-indent="false"/>
    </style:style>
    <style:style style:name="P44" style:family="paragraph" style:parent-style-name="Preformatted_20_Text">
      <style:paragraph-properties fo:margin-top="0cm" fo:margin-bottom="0cm" loext:contextual-spacing="false" style:line-height-at-least="0.549cm" fo:text-align="justify" style:justify-single-word="false" fo:orphans="2" fo:widows="2"/>
      <style:text-properties officeooo:paragraph-rsid="0040c3ea"/>
    </style:style>
    <style:style style:name="P45" style:family="paragraph" style:parent-style-name="Standard">
      <style:paragraph-properties fo:margin-left="0cm" fo:margin-right="0cm" fo:text-align="start" style:justify-single-word="false" fo:text-indent="0cm" style:auto-text-indent="false"/>
      <style:text-properties fo:color="#d9e8f7" style:font-name="Monospace" fo:font-size="10pt" style:font-size-asian="10pt"/>
    </style:style>
    <style:style style:name="P46" style:family="paragraph" style:parent-style-name="Standard">
      <style:paragraph-properties fo:margin-left="0cm" fo:margin-right="0cm" fo:text-align="justify" style:justify-single-word="false" fo:orphans="2" fo:widows="2" fo:text-indent="0cm" style:auto-text-indent="false"/>
    </style:style>
    <style:style style:name="P47" style:family="paragraph" style:parent-style-name="Standard">
      <style:text-properties fo:language="es" fo:country="ES" style:text-underline-style="none" officeooo:rsid="002127f9" officeooo:paragraph-rsid="002fd8c5"/>
    </style:style>
    <style:style style:name="P48" style:family="paragraph" style:parent-style-name="Standard">
      <style:paragraph-properties fo:margin-left="0cm" fo:margin-right="0cm" fo:text-align="start" style:justify-single-word="false" fo:text-indent="0cm" style:auto-text-indent="false"/>
    </style:style>
    <style:style style:name="P4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1000003814697pt" fo:letter-spacing="normal" fo:font-style="normal" fo:font-weight="normal" style:font-weight-asian="normal" style:font-weight-complex="normal"/>
    </style:style>
    <style:style style:name="P51"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sans-serif" fo:font-size="13.1000003814697pt" fo:letter-spacing="normal" fo:font-style="normal" fo:font-weight="normal"/>
    </style:style>
    <style:style style:name="P5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sans-serif" fo:font-size="13.1000003814697pt" fo:letter-spacing="normal" fo:font-style="normal" fo:font-weight="normal"/>
    </style:style>
    <style:style style:name="P53"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sans-serif" fo:font-size="13.1000003814697pt" fo:letter-spacing="normal" fo:font-style="normal" fo:font-weight="normal"/>
    </style:style>
    <style:style style:name="P54"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394be" style:font-name="Monospace" fo:font-size="10pt" style:font-size-asian="10pt"/>
    </style:style>
    <style:style style:name="T2" style:family="text">
      <style:text-properties fo:color="#0394be" style:font-name="Monospace" fo:font-size="10pt" style:font-size-asian="10pt"/>
    </style:style>
    <style:style style:name="T3" style:family="text">
      <style:text-properties fo:color="#03a8d8" style:font-name="Monospace" fo:font-size="10pt" fo:font-weight="bold" style:font-size-asian="10pt" style:font-weight-asian="bold"/>
    </style:style>
    <style:style style:name="T4" style:family="text">
      <style:text-properties fo:color="#03a8d8" style:font-name="Monospace" fo:font-size="10pt" fo:font-weight="bold" style:font-size-asian="10pt" style:font-weight-asian="bold"/>
    </style:style>
    <style:style style:name="T5" style:family="text">
      <style:text-properties fo:color="#03a8d8" style:font-name="Monospace" fo:font-size="10pt" fo:font-weight="bold" fo:background-color="#484848" loext:char-shading-value="0" style:font-size-asian="10pt" style:font-weight-asian="bold"/>
    </style:style>
    <style:style style:name="T6" style:family="text">
      <style:text-properties fo:color="#03a8d8" style:font-name="Monospace" fo:font-size="10pt" style:text-underline-style="solid" style:text-underline-width="auto" style:text-underline-color="font-color" fo:font-weight="bold" style:font-size-asian="10pt" style:font-weight-asian="bold"/>
    </style:style>
    <style:style style:name="T7" style:family="text">
      <style:text-properties style:font-name="Monospace" fo:font-size="10pt" style:font-size-asian="10pt"/>
    </style:style>
    <style:style style:name="T8" style:family="text">
      <style:text-properties fo:color="#a7ec21" style:font-name="Monospace" fo:font-size="10pt" style:font-size-asian="10pt"/>
    </style:style>
    <style:style style:name="T9" style:family="text">
      <style:text-properties fo:color="#a7ec21" style:font-name="Monospace" fo:font-size="10pt" style:font-size-asian="10pt"/>
    </style:style>
    <style:style style:name="T10" style:family="text">
      <style:text-properties fo:color="#52ca11" style:font-name="Monospace" fo:font-size="10pt" style:font-size-asian="10pt"/>
    </style:style>
    <style:style style:name="T11" style:family="text">
      <style:text-properties fo:color="#52ca11" style:font-name="Monospace" fo:font-size="10pt" style:font-size-asian="10pt"/>
    </style:style>
    <style:style style:name="T12" style:family="text">
      <style:text-properties fo:color="#17c694" style:font-name="Monospace" fo:font-size="10pt" fo:font-style="italic" style:font-size-asian="10pt" style:font-style-asian="italic"/>
    </style:style>
    <style:style style:name="T13" style:family="text">
      <style:text-properties fo:color="#17c694" style:font-name="Monospace" fo:font-size="10pt" fo:font-style="italic" style:font-size-asian="10pt" style:font-style-asian="italic"/>
    </style:style>
    <style:style style:name="T14" style:family="text">
      <style:text-properties fo:color="#808080" style:font-name="Monospace" fo:font-size="10pt" style:font-size-asian="10pt"/>
    </style:style>
    <style:style style:name="T15" style:family="text">
      <style:text-properties fo:color="#808080" style:font-name="Monospace" fo:font-size="10pt" style:font-size-asian="10pt"/>
    </style:style>
    <style:style style:name="T16" style:family="text">
      <style:text-properties fo:color="#d9e8f7" style:font-name="Monospace" fo:font-size="10pt" style:font-size-asian="10pt"/>
    </style:style>
    <style:style style:name="T17" style:family="text">
      <style:text-properties fo:color="#d9e8f7" style:font-name="Monospace" fo:font-size="10pt" officeooo:rsid="003f2c37" style:font-size-asian="10pt"/>
    </style:style>
    <style:style style:name="T18" style:family="text">
      <style:text-properties fo:color="#d9e8f7" style:font-name="Monospace" fo:font-size="10pt" style:font-size-asian="10pt"/>
    </style:style>
    <style:style style:name="T19" style:family="text">
      <style:text-properties fo:language="es" fo:country="ES" style:text-underline-style="none" fo:font-weight="normal" officeooo:rsid="0025cb78" style:font-weight-asian="normal" style:font-weight-complex="normal"/>
    </style:style>
    <style:style style:name="T20" style:family="text">
      <style:text-properties fo:color="#626262" style:font-name="Monospace" fo:font-size="10pt" style:font-size-asian="10pt"/>
    </style:style>
    <style:style style:name="T21" style:family="text">
      <style:text-properties fo:font-weight="normal" style:font-weight-asian="normal" style:font-weight-complex="normal"/>
    </style:style>
    <style:style style:name="T22" style:family="text">
      <style:text-properties fo:color="#333333" style:font-name="monospace" fo:font-weight="bold"/>
    </style:style>
    <style:style style:name="T23" style:family="text">
      <style:text-properties fo:font-variant="normal" fo:text-transform="none" fo:color="#555555" style:font-name="sans-serif" fo:font-size="13.1000003814697pt" fo:letter-spacing="normal" fo:font-style="normal"/>
    </style:style>
    <style:style style:name="T24" style:family="text">
      <style:text-properties fo:font-variant="normal" fo:text-transform="none" fo:color="#555555" style:font-name="sans-serif" fo:font-size="13.1000003814697pt" fo:letter-spacing="normal" fo:font-style="normal" fo:font-weight="normal"/>
    </style:style>
    <style:style style:name="T25" style:family="text">
      <style:text-properties fo:font-variant="normal" fo:text-transform="none" fo:color="#555555" fo:letter-spacing="normal"/>
    </style:style>
    <style:style style:name="T26" style:family="text">
      <style:text-properties fo:font-variant="normal" fo:text-transform="none" fo:color="#000000" style:font-name="Liberation Serif" fo:font-size="13.1000003814697pt" fo:letter-spacing="normal" fo:font-style="normal" fo:font-weight="normal" style:font-weight-asian="normal" style:font-weight-complex="normal"/>
    </style:style>
    <style:style style:name="T27" style:family="text">
      <style:text-properties fo:font-variant="normal" fo:text-transform="none" fo:color="#000000" style:font-name="Inconsolata" fo:font-size="8pt" fo:letter-spacing="normal" fo:font-style="normal" fo:font-weight="normal" style:font-size-asian="8pt" style:font-size-complex="8pt"/>
    </style:style>
    <style:style style:name="T28" style:family="text">
      <style:text-properties fo:font-variant="normal" fo:text-transform="none" fo:color="#000000" style:font-name="Inconsolata" fo:font-size="8pt" fo:letter-spacing="normal" fo:font-style="normal" fo:font-weight="normal" style:font-size-asian="8pt" style:font-size-complex="8pt" loext:padding="0cm" loext:border="none"/>
    </style:style>
    <style:style style:name="T29" style:family="text">
      <style:text-properties fo:font-variant="normal" fo:text-transform="none" fo:color="#000000" style:font-name="Inconsolata" fo:letter-spacing="normal" fo:font-style="normal" fo:font-weight="normal"/>
    </style:style>
    <style:style style:name="T30" style:family="text">
      <style:text-properties fo:font-variant="normal" fo:text-transform="none" fo:color="#000000" fo:letter-spacing="normal"/>
    </style:style>
    <style:style style:name="T31" style:family="text">
      <style:text-properties fo:font-variant="normal" fo:text-transform="none" fo:color="#000000" style:font-name="sans-serif1" fo:letter-spacing="normal" fo:font-style="normal" fo:font-weight="normal"/>
    </style:style>
    <style:style style:name="T32" style:family="text">
      <style:text-properties fo:font-variant="normal" fo:text-transform="none" fo:color="#000000" style:font-name="sans-serif1" fo:font-size="8pt" fo:letter-spacing="normal" fo:font-style="normal" fo:font-weight="normal" style:font-size-asian="8pt" style:font-size-complex="8pt"/>
    </style:style>
    <style:style style:name="T33" style:family="text">
      <style:text-properties fo:font-variant="normal" fo:text-transform="none" fo:color="#000000" fo:font-size="8pt" fo:letter-spacing="normal" style:font-size-asian="8pt" style:font-size-complex="8pt"/>
    </style:style>
    <style:style style:name="T34" style:family="text">
      <style:text-properties fo:font-variant="normal" fo:text-transform="none" fo:color="#333333" style:font-name="monospace" fo:letter-spacing="normal" fo:font-style="normal"/>
    </style:style>
    <style:style style:name="T35" style:family="text">
      <style:text-properties fo:font-variant="normal" fo:text-transform="none" fo:color="#333333" style:font-name="monospace" fo:font-size="13.1000003814697pt" fo:letter-spacing="normal" fo:font-style="normal" fo:font-weight="bold"/>
    </style:style>
    <style:style style:name="T36" style:family="text">
      <style:text-properties fo:font-variant="normal" fo:text-transform="none" fo:color="#0000ff" style:font-name="Inconsolata" fo:font-size="8pt" fo:letter-spacing="normal" fo:font-style="normal" fo:font-weight="normal" style:font-size-asian="8pt" style:font-size-complex="8pt"/>
    </style:style>
    <style:style style:name="T37" style:family="text">
      <style:text-properties fo:font-variant="normal" fo:text-transform="none" fo:color="#0000ff" style:font-name="Inconsolata" fo:font-size="8pt" fo:letter-spacing="normal" fo:font-style="normal" fo:font-weight="normal" style:font-size-asian="8pt" style:font-size-complex="8pt" loext:padding="0cm" loext:border="none"/>
    </style:style>
    <style:style style:name="T38" style:family="text">
      <style:text-properties fo:font-variant="normal" fo:text-transform="none" fo:color="#0000ff" style:font-name="Inconsolata" fo:letter-spacing="normal" fo:font-style="normal" fo:font-weight="normal"/>
    </style:style>
    <style:style style:name="T39" style:family="text">
      <style:text-properties fo:font-variant="normal" fo:text-transform="none" fo:color="#0000ff" style:font-name="sans-serif1" fo:letter-spacing="normal" fo:font-style="normal" fo:font-weight="normal"/>
    </style:style>
    <style:style style:name="T40" style:family="text">
      <style:text-properties fo:font-variant="normal" fo:text-transform="none" fo:color="#0000ff" style:font-name="sans-serif1" fo:font-size="8pt" fo:letter-spacing="normal" fo:font-style="normal" fo:font-weight="normal" style:font-size-asian="8pt" style:font-size-complex="8pt"/>
    </style:style>
    <style:style style:name="T41" style:family="text">
      <style:text-properties fo:font-variant="normal" fo:text-transform="none" fo:color="#0000ff" style:font-name="sans-serif1" fo:font-size="8pt" fo:letter-spacing="normal" fo:font-style="normal" fo:font-weight="normal" officeooo:rsid="003e2190" style:font-size-asian="8pt" style:font-size-complex="8pt"/>
    </style:style>
    <style:style style:name="T42" style:family="text">
      <style:text-properties fo:font-variant="normal" fo:text-transform="none" fo:color="#0000ff" style:font-name="sans-serif1" fo:font-size="8pt" fo:letter-spacing="normal" fo:font-style="normal" fo:font-weight="normal" officeooo:rsid="003ead35" style:font-size-asian="8pt" style:font-size-complex="8pt"/>
    </style:style>
    <style:style style:name="T43" style:family="text">
      <style:text-properties fo:font-variant="normal" fo:text-transform="none" fo:color="#0000ff" style:font-name="sans-serif1" fo:font-size="8pt" fo:letter-spacing="normal" fo:font-style="normal" fo:font-weight="normal" officeooo:rsid="0040c3ea" style:font-size-asian="8pt" style:font-size-complex="8pt"/>
    </style:style>
    <style:style style:name="T44" style:family="text">
      <style:text-properties fo:font-variant="normal" fo:text-transform="none" fo:color="#0000ff" style:font-name="sans-serif1" fo:font-size="8pt" fo:letter-spacing="normal" fo:font-style="normal" fo:font-weight="normal" officeooo:rsid="003e2190" style:font-name-asian="Noto Sans Mono CJK SC" style:font-size-asian="8pt" style:font-name-complex="Liberation Mono" style:font-size-complex="8pt"/>
    </style:style>
    <style:style style:name="T45" style:family="text">
      <style:text-properties fo:font-variant="normal" fo:text-transform="none" fo:color="#0000ff" fo:font-size="8pt" fo:letter-spacing="normal" style:font-size-asian="8pt" style:font-size-complex="8pt"/>
    </style:style>
    <style:style style:name="T46" style:family="text">
      <style:text-properties fo:font-variant="normal" fo:text-transform="none" fo:color="#fc0204" style:font-name="Inconsolata" fo:font-size="8pt" fo:letter-spacing="normal" fo:font-style="normal" fo:font-weight="normal" style:font-size-asian="8pt" style:font-size-complex="8pt"/>
    </style:style>
    <style:style style:name="T47" style:family="text">
      <style:text-properties fo:font-variant="normal" fo:text-transform="none" fo:color="#fc0204" style:font-name="Inconsolata" fo:font-size="8pt" fo:letter-spacing="normal" fo:font-style="normal" fo:font-weight="normal" style:font-size-asian="8pt" style:font-size-complex="8pt" loext:padding="0cm" loext:border="none"/>
    </style:style>
    <style:style style:name="T48" style:family="text">
      <style:text-properties fo:font-variant="normal" fo:text-transform="none" fo:color="#fc0204" style:font-name="Inconsolata" fo:letter-spacing="normal" fo:font-style="normal" fo:font-weight="normal"/>
    </style:style>
    <style:style style:name="T49" style:family="text">
      <style:text-properties fo:font-variant="normal" fo:text-transform="none" fo:color="#fc0204" style:font-name="sans-serif1" fo:letter-spacing="normal" fo:font-style="normal" fo:font-weight="normal"/>
    </style:style>
    <style:style style:name="T50" style:family="text">
      <style:text-properties fo:font-variant="normal" fo:text-transform="none" fo:color="#446fbd" style:font-name="Inconsolata" fo:font-size="8pt" fo:letter-spacing="normal" fo:font-style="normal" fo:font-weight="normal" style:font-size-asian="8pt" style:font-size-complex="8pt"/>
    </style:style>
    <style:style style:name="T51" style:family="text">
      <style:text-properties fo:font-variant="normal" fo:text-transform="none" fo:color="#446fbd" style:font-name="Inconsolata" fo:font-size="8pt" fo:letter-spacing="normal" fo:font-style="normal" fo:font-weight="normal" style:font-size-asian="8pt" style:font-size-complex="8pt" loext:padding="0cm" loext:border="none"/>
    </style:style>
    <style:style style:name="T52" style:family="text">
      <style:text-properties fo:font-variant="normal" fo:text-transform="none" fo:color="#0394be" style:font-name="Monospace1" fo:font-size="10pt" fo:letter-spacing="normal" fo:font-style="normal" fo:font-weight="normal" style:font-size-asian="10pt"/>
    </style:style>
    <style:style style:name="T53" style:family="text">
      <style:text-properties fo:font-variant="normal" fo:text-transform="none" fo:color="#0394be" style:font-name="Monospace1" fo:font-size="10pt" fo:letter-spacing="normal" fo:font-style="normal" fo:font-weight="normal" style:font-size-asian="10pt" style:font-size-complex="8pt"/>
    </style:style>
    <style:style style:name="T54" style:family="text">
      <style:text-properties fo:font-variant="normal" fo:text-transform="none" fo:color="#0394be" style:font-name="Monospace1" fo:font-size="10pt" fo:letter-spacing="normal" fo:font-style="normal" fo:font-weight="normal" style:font-size-asian="10pt" style:font-size-complex="8pt"/>
    </style:style>
    <style:style style:name="T55" style:family="text">
      <style:text-properties fo:font-variant="normal" fo:text-transform="none" fo:color="#d9e8f7" style:font-name="Monospace" fo:font-size="10pt" fo:letter-spacing="normal" fo:font-style="normal" fo:font-weight="normal" style:font-size-asian="10pt" style:font-size-complex="8pt"/>
    </style:style>
    <style:style style:name="T56" style:family="text">
      <style:text-properties fo:color="#000000" fo:language="es" fo:country="ES" style:text-underline-style="none" fo:font-weight="normal" officeooo:rsid="0025cb78" style:font-weight-asian="normal" style:font-weight-complex="normal"/>
    </style:style>
    <style:style style:name="T57" style:family="text">
      <style:text-properties fo:color="#000000" style:font-name="Liberation Serif" fo:language="es" fo:country="ES" style:text-underline-style="none" fo:font-weight="normal" officeooo:rsid="0025cb78" style:font-weight-asian="normal" style:font-weight-complex="normal"/>
    </style:style>
    <style:style style:name="T58" style:family="text">
      <style:text-properties fo:color="#008080" style:font-name="Monospace" fo:font-size="10pt" style:font-size-asian="10pt"/>
    </style:style>
    <style:style style:name="T59" style:family="text">
      <style:text-properties fo:color="#008080" style:font-name="Monospace" fo:font-size="10pt" style:font-size-asian="10pt"/>
    </style:style>
    <style:style style:name="T60" style:family="text">
      <style:text-properties fo:color="#3f3fbf" style:font-name="Monospace" fo:font-size="10pt" style:font-size-asian="10pt"/>
    </style:style>
    <style:style style:name="T61" style:family="text">
      <style:text-properties fo:color="#3f3fbf" style:font-name="Monospace" fo:font-size="10pt" style:font-size-asian="10pt"/>
    </style:style>
    <style:style style:name="T62" style:family="text">
      <style:text-properties fo:color="#bf5f5f" style:font-name="Monospace" fo:font-size="10pt" style:font-size-asian="10pt"/>
    </style:style>
    <style:style style:name="T63" style:family="text">
      <style:text-properties fo:color="#bf5f5f" style:font-name="Monospace" fo:font-size="10pt" style:font-size-asian="10pt"/>
    </style:style>
    <style:style style:name="T64" style:family="text">
      <style:text-properties fo:color="#800000" style:font-name="Monospace" fo:font-size="10pt" style:font-size-asian="10pt"/>
    </style:style>
    <style:style style:name="T65" style:family="text">
      <style:text-properties fo:color="#800000" style:font-name="Monospace" fo:font-size="10pt" style:font-size-asian="10pt"/>
    </style:style>
    <style:style style:name="T66" style:family="text">
      <style:text-properties officeooo:rsid="0040c3e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RREGIR LOS ERRORES QUE PUEDA HABER EN LOS SIGUIENTES DOCUMENTOS DTD</text:p>
      <text:p text:style-name="P47"/>
      <text:p text:style-name="P1"/>
      <text:p text:style-name="P1"/>
      <text:p text:style-name="P2">Ejercicios de validación XSD la semana</text:p>
      <text:p text:style-name="P2"/>
      <text:p text:style-name="P2">1. Dado el XML crear el XSD que permita validarlo</text:p>
      <table:table table:name="Tabla3" table:style-name="Tabla3">
        <table:table-column table:style-name="Tabla3.A"/>
        <table:table-row>
          <table:table-cell table:style-name="Tabla3.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ficha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fichas.xsd"</text:span><text:span text:style-name="T14">&gt;</text:span></text:p>
            <text:p text:style-name="P16"><text:span text:style-name="T16"><text:s text:c="3"/></text:span><text:span text:style-name="T14">&lt;</text:span><text:span text:style-name="T3">ficha</text:span><text:span text:style-name="T7"> </text:span><text:span text:style-name="T8">numero</text:span><text:span text:style-name="T10">=</text:span><text:span text:style-name="T12">"1"</text:span><text:span text:style-name="T14">&gt;</text:span></text:p>
            <text:p text:style-name="P16"><text:span text:style-name="T16"><text:s text:c="6"/></text:span><text:span text:style-name="T14">&lt;</text:span><text:span text:style-name="T3">nombre</text:span><text:span text:style-name="T14">&gt;</text:span><text:span text:style-name="T16">Pepe</text:span><text:span text:style-name="T14">&lt;/</text:span><text:span text:style-name="T3">nombre</text:span><text:span text:style-name="T14">&gt;</text:span></text:p>
            <text:p text:style-name="P16"><text:span text:style-name="T16"><text:s text:c="6"/></text:span><text:span text:style-name="T14">&lt;</text:span><text:span text:style-name="T3">edad</text:span><text:span text:style-name="T14">&gt;</text:span><text:span text:style-name="T16">22</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7"> </text:span><text:span text:style-name="T8">numero</text:span><text:span text:style-name="T10">=</text:span><text:span text:style-name="T12">"2"</text:span><text:span text:style-name="T14">&gt;</text:span></text:p>
            <text:p text:style-name="P16"><text:span text:style-name="T16"><text:s text:c="6"/></text:span><text:span text:style-name="T14">&lt;</text:span><text:span text:style-name="T3">nombre</text:span><text:span text:style-name="T14">&gt;</text:span><text:span text:style-name="T16">Ana</text:span><text:span text:style-name="T14">&lt;/</text:span><text:span text:style-name="T3">nombre</text:span><text:span text:style-name="T14">&gt;</text:span></text:p>
            <text:p text:style-name="P16"><text:span text:style-name="T16"><text:s text:c="6"/></text:span><text:span text:style-name="T14">&lt;</text:span><text:span text:style-name="T3">edad</text:span><text:span text:style-name="T14">&gt;</text:span><text:span text:style-name="T16">23</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Standard"><text:span text:style-name="T14">&lt;/</text:span><text:span text:style-name="T3">fichas</text:span><text:span text:style-name="T14">&gt;</text:span></text:p>
          </table:table-cell>
        </table:table-row>
        <table:table-row>
          <table:table-cell table:style-name="Tabla3.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edad"</text:span><text:span text:style-name="T7"> </text:span><text:span text:style-name="T8">type</text:span><text:span text:style-name="T10">=</text:span><text:span text:style-name="T12">"xs:integer"</text:span><text:span text:style-name="T14">/&gt;</text:span></text:p>
            <text:p text:style-name="P16"><text:span text:style-name="T16"><text:s text:c="13"/></text:span><text:span text:style-name="T14">&lt;/</text:span><text:span text:style-name="T3">xs:sequence</text:span><text:span text:style-name="T14">&gt;</text:span></text:p>
            <text:p text:style-name="P16"><text:span text:style-name="T16"><text:s text:c="13"/></text:span><text:span text:style-name="T20">&lt;!-- Hay que declarar el atributo justo antes de la etiqueta de cierre --&gt;</text:span></text:p>
            <text:p text:style-name="P16"><text:span text:style-name="T16"><text:s text:c="13"/></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xs:integer"</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Standard"><text:span text:style-name="T14">&lt;/</text:span><text:span text:style-name="T3">xs:schema</text:span><text:span text:style-name="T14">&gt;</text:span></text:p>
          </table:table-cell>
        </table:table-row>
      </table:table>
      <text:p text:style-name="P2"/>
      <text:p text:style-name="P3">2. Incluir una restricción <text:span text:style-name="T21">para edad que solo permita valores entre 0 y 130 años</text:span></text:p>
      <text:p text:style-name="P5"/>
      <text:p text:style-name="P5"><text:tab/>La restricción solo podrá ser usada por el elemento "edad"</text:p>
      <table:table table:name="Tabla4" table:style-name="Tabla4">
        <table:table-column table:style-name="Tabla4.A"/>
        <table:table-row>
          <table:table-cell table:style-name="Tabla4.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oft-page-break/><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edad"</text:span><text:span text:style-name="T14">&gt;</text:span></text:p>
            <text:p text:style-name="P16"><text:span text:style-name="T16"><text:s text:c="16"/></text:span><text:span text:style-name="T14">&lt;</text:span><text:span text:style-name="T3">xs:simpleType</text:span><text:span text:style-name="T14">&gt;</text:span></text:p>
            <text:p text:style-name="P16"><text:span text:style-name="T16"><text:s text:c="18"/></text:span><text:span text:style-name="T14">&lt;</text:span><text:span text:style-name="T3">xs:restriction</text:span><text:span text:style-name="T7"> </text:span><text:span text:style-name="T8">base</text:span><text:span text:style-name="T10">=</text:span><text:span text:style-name="T12">"xs:integer"</text:span><text:span text:style-name="T14">&gt;</text:span></text:p>
            <text:p text:style-name="P16"><text:span text:style-name="T16"><text:s text:c="20"/></text:span><text:span text:style-name="T14">&lt;</text:span><text:span text:style-name="T3">xs:minExclusive</text:span><text:span text:style-name="T7"> </text:span><text:span text:style-name="T8">value</text:span><text:span text:style-name="T10">=</text:span><text:span text:style-name="T12">"-1"</text:span><text:span text:style-name="T14">/&gt;</text:span></text:p>
            <text:p text:style-name="P16"><text:span text:style-name="T16"><text:s text:c="20"/></text:span><text:span text:style-name="T14">&lt;</text:span><text:span text:style-name="T3">xs:maxExclusive</text:span><text:span text:style-name="T7"> </text:span><text:span text:style-name="T8">value</text:span><text:span text:style-name="T10">=</text:span><text:span text:style-name="T12">"131"</text:span><text:span text:style-name="T14">/&gt;</text:span></text:p>
            <text:p text:style-name="P16"><text:span text:style-name="T16"><text:s text:c="18"/></text:span><text:span text:style-name="T14">&lt;/</text:span><text:span text:style-name="T3">xs:restriction</text:span><text:span text:style-name="T14">&gt;</text:span></text:p>
            <text:p text:style-name="P16"><text:span text:style-name="T16"><text:s text:c="16"/></text:span><text:span text:style-name="T14">&lt;/</text:span><text:span text:style-name="T3">xs:simpleType</text:span><text:span text:style-name="T14">&gt;</text:span></text:p>
            <text:p text:style-name="P16"><text:span text:style-name="T16"><text:s text:c="14"/></text:span><text:span text:style-name="T14">&lt;/</text:span><text:span text:style-name="T3">xs:element</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2"/></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xs:integer"</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Standard"><text:span text:style-name="T14">&lt;/</text:span><text:span text:style-name="T3">xs:schema</text:span><text:span text:style-name="T14">&gt;</text:span></text:p>
          </table:table-cell>
        </table:table-row>
      </table:table>
      <text:p text:style-name="P5"/>
      <text:p text:style-name="P5"><text:tab/>La restricción podrá ser usada por cualquier elemento del tipo edadPersona</text:p>
      <text:p text:style-name="P5"/>
      <table:table table:name="Tabla5" table:style-name="Tabla5">
        <table:table-column table:style-name="Tabla5.A"/>
        <table:table-row>
          <table:table-cell table:style-name="Tabla5.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edad"</text:span><text:span text:style-name="T7"> </text:span><text:span text:style-name="T8">type</text:span><text:span text:style-name="T10">=</text:span><text:span text:style-name="T12">"edadPersona"</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2"/></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xs:integer"</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P16"><text:span text:style-name="T16"><text:s text:c="2"/></text:span><text:span text:style-name="T14">&lt;</text:span><text:span text:style-name="T3">xs:simpleType</text:span><text:span text:style-name="T7"> </text:span><text:span text:style-name="T8">name</text:span><text:span text:style-name="T10">=</text:span><text:span text:style-name="T12">"edadPersona"</text:span><text:span text:style-name="T14">&gt;</text:span></text:p>
            <text:p text:style-name="P16"><text:span text:style-name="T16"><text:s text:c="5"/></text:span><text:span text:style-name="T14">&lt;</text:span><text:span text:style-name="T3">xs:restriction</text:span><text:span text:style-name="T7"> </text:span><text:span text:style-name="T8">base</text:span><text:span text:style-name="T10">=</text:span><text:span text:style-name="T12">"xs:integer"</text:span><text:span text:style-name="T14">&gt;</text:span></text:p>
            <text:p text:style-name="P16"><text:span text:style-name="T16"><text:s text:c="8"/></text:span><text:span text:style-name="T14">&lt;</text:span><text:span text:style-name="T3">xs:minExclusive</text:span><text:span text:style-name="T7"> </text:span><text:span text:style-name="T8">value</text:span><text:span text:style-name="T10">=</text:span><text:span text:style-name="T12">"-1"</text:span><text:span text:style-name="T14">/&gt;</text:span></text:p>
            <text:p text:style-name="P16"><text:span text:style-name="T16"><text:s text:c="8"/></text:span><text:span text:style-name="T14">&lt;</text:span><text:span text:style-name="T3">xs:maxExclusive</text:span><text:span text:style-name="T7"> </text:span><text:span text:style-name="T8">value</text:span><text:span text:style-name="T10">=</text:span><text:span text:style-name="T12">"131"</text:span><text:span text:style-name="T14">/&gt;</text:span></text:p>
            <text:p text:style-name="P16"><text:span text:style-name="T16"><text:s text:c="5"/></text:span><text:span text:style-name="T14">&lt;/</text:span><text:span text:style-name="T3">xs:restriction</text:span><text:span text:style-name="T14">&gt;</text:span></text:p>
            <text:p text:style-name="P16"><text:span text:style-name="T16"><text:s text:c="2"/></text:span><text:span text:style-name="T14">&lt;/</text:span><text:span text:style-name="T3">xs:simpleType</text:span><text:span text:style-name="T14">&gt;</text:span></text:p>
            <text:p text:style-name="Standard"><text:span text:style-name="T14">&lt;/</text:span><text:span text:style-name="T3">xs:schema</text:span><text:span text:style-name="T14">&gt;</text:span></text:p>
          </table:table-cell>
        </table:table-row>
      </table:table>
      <text:p text:style-name="P5"/>
      <text:p text:style-name="P6"><text:soft-page-break/><text:span text:style-name="T19">3.</text:span><text:span text:style-name="T56"> </text:span><text:span text:style-name="T57">Dado el XML </text:span><text:span text:style-name="T26">Escribir el contenido del archivo </text:span><text:span text:style-name="Strong_20_Emphasis"><text:span text:style-name="Emphasis"><text:span text:style-name="T26">"precios.xsd"</text:span></text:span></text:span><text:span text:style-name="T26"> que permita validarlo, teniendo en cuenta que el elemento "precio" puede tomar por valor un número que contenga tres dígitos como máximo y, de ellos, solamente dos pueden ser decimales. Para ello, escribir una restricción que no podrá ser utilizada por otros elementos y, por otra parte, haga uso de:</text:span></text:p>
      <text:list xml:id="list2901817913" text:style-name="L1">
        <text:list-item>
          <text:p text:style-name="P50">xs:totalDigits que sirve para especificar el número máximo de dígitos que puede tener un número, incluyendo a los decimales.</text:p>
        </text:list-item>
        <text:list-item>
          <text:p text:style-name="P50">xs:fractionDigits que sirve para especificar el número máximo de decimales que puede tener un número.</text:p>
        </text:list-item>
      </text:list>
      <text:p text:style-name="P23"/>
      <table:table table:name="Tabla6" table:style-name="Tabla6">
        <table:table-column table:style-name="Tabla6.A"/>
        <table:table-row>
          <table:table-cell table:style-name="Tabla6.A1" office:value-type="string">
            <text:p text:style-name="P13"><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precio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precios.xsd"</text:span><text:span text:style-name="T14">&gt;</text:span></text:p>
            <text:p text:style-name="P16"><text:span text:style-name="T16"><text:s text:c="3"/></text:span><text:span text:style-name="T14">&lt;</text:span><text:span text:style-name="T3">precio</text:span><text:span text:style-name="T14">&gt;</text:span><text:span text:style-name="T16">8</text:span><text:span text:style-name="T14">&lt;/</text:span><text:span text:style-name="T3">precio</text:span><text:span text:style-name="T14">&gt;</text:span></text:p>
            <text:p text:style-name="P16"><text:span text:style-name="T16"><text:s text:c="3"/></text:span><text:span text:style-name="T14">&lt;</text:span><text:span text:style-name="T3">precio</text:span><text:span text:style-name="T14">&gt;</text:span><text:span text:style-name="T16">2.6</text:span><text:span text:style-name="T14">&lt;/</text:span><text:span text:style-name="T3">precio</text:span><text:span text:style-name="T14">&gt;</text:span></text:p>
            <text:p text:style-name="P16"><text:span text:style-name="T16"><text:s text:c="3"/></text:span><text:span text:style-name="T14">&lt;</text:span><text:span text:style-name="T3">precio</text:span><text:span text:style-name="T14">&gt;</text:span><text:span text:style-name="T16">4.95</text:span><text:span text:style-name="T14">&lt;/</text:span><text:span text:style-name="T3">precio</text:span><text:span text:style-name="T14">&gt;</text:span></text:p>
            <text:p text:style-name="P16"><text:span text:style-name="T16"><text:s text:c="3"/></text:span><text:span text:style-name="T14">&lt;</text:span><text:span text:style-name="T3">precio</text:span><text:span text:style-name="T14">&gt;</text:span><text:span text:style-name="T16">187</text:span><text:span text:style-name="T14">&lt;/</text:span><text:span text:style-name="T3">precio</text:span><text:span text:style-name="T14">&gt;</text:span><text:span text:style-name="T16"> </text:span></text:p>
            <text:p text:style-name="P13"><text:span text:style-name="T14">&lt;/</text:span><text:span text:style-name="T3">precios</text:span><text:span text:style-name="T14">&gt;</text:span></text:p>
          </table:table-cell>
        </table:table-row>
        <table:table-row>
          <table:table-cell table:style-name="Tabla6.A2" office:value-type="string">
            <text:p text:style-name="P13"><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precio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precio"</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simpleType</text:span><text:span text:style-name="T14">&gt;</text:span></text:p>
            <text:p text:style-name="P16"><text:span text:style-name="T16"><text:s text:c="12"/></text:span><text:span text:style-name="T14">&lt;</text:span><text:span text:style-name="T3">xs:restriction</text:span><text:span text:style-name="T7"> </text:span><text:span text:style-name="T8">base</text:span><text:span text:style-name="T10">=</text:span><text:span text:style-name="T12">"xs:decimal"</text:span><text:span text:style-name="T14">&gt;</text:span></text:p>
            <text:p text:style-name="P16"><text:span text:style-name="T16"><text:s text:c="14"/></text:span><text:span text:style-name="T14">&lt;</text:span><text:span text:style-name="T3">xs:totalDigits</text:span><text:span text:style-name="T7"> </text:span><text:span text:style-name="T8">value</text:span><text:span text:style-name="T10">=</text:span><text:span text:style-name="T12">"3"</text:span><text:span text:style-name="T14">/&gt;</text:span></text:p>
            <text:p text:style-name="P16"><text:span text:style-name="T16"><text:s text:c="14"/></text:span><text:span text:style-name="T14">&lt;</text:span><text:span text:style-name="T3">xs:fractionDigits</text:span><text:span text:style-name="T7"> </text:span><text:span text:style-name="T8">value</text:span><text:span text:style-name="T10">=</text:span><text:span text:style-name="T12">"2"</text:span><text:span text:style-name="T14">/&gt;</text:span></text:p>
            <text:p text:style-name="P16"><text:span text:style-name="T16"><text:s text:c="12"/></text:span><text:span text:style-name="T14">&lt;/</text:span><text:span text:style-name="T3">xs:restriction</text:span><text:span text:style-name="T14">&gt;</text:span></text:p>
            <text:p text:style-name="P16"><text:span text:style-name="T16"><text:s text:c="10"/></text:span><text:span text:style-name="T14">&lt;/</text:span><text:span text:style-name="T3">xs:simple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P13"><text:span text:style-name="T14">&lt;/</text:span><text:span text:style-name="T3">xs:schema</text:span><text:span text:style-name="T14">&gt;</text:span></text:p>
          </table:table-cell>
        </table:table-row>
      </table:table>
      <text:p text:style-name="P23"/>
      <text:p text:style-name="P7">Dado el XSD corregir los errores corregir los errores en el XML para que se valide:</text:p>
      <text:p text:style-name="P7"/>
      <table:table table:name="Tabla7" table:style-name="Tabla7">
        <table:table-column table:style-name="Tabla7.A"/>
        <table:table-row>
          <table:table-cell table:style-name="Tabla7.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oft-page-break/><text:span text:style-name="T16"><text:s text:c="14"/></text:span><text:span text:style-name="T14">&lt;</text:span><text:span text:style-name="T3">xs:element</text:span><text:span text:style-name="T7"> </text:span><text:span text:style-name="T8">name</text:span><text:span text:style-name="T10">=</text:span><text:span text:style-name="T12">"iniciales"</text:span><text:span text:style-name="T14">&gt;</text:span></text:p>
            <text:p text:style-name="P16"><text:span text:style-name="T16"><text:s text:c="16"/></text:span><text:span text:style-name="T14">&lt;</text:span><text:span text:style-name="T3">xs:simpleType</text:span><text:span text:style-name="T14">&gt;</text:span></text:p>
            <text:p text:style-name="P16"><text:span text:style-name="T16"><text:s text:c="18"/></text:span><text:span text:style-name="T14">&lt;</text:span><text:span text:style-name="T3">xs:restriction</text:span><text:span text:style-name="T7"> </text:span><text:span text:style-name="T8">base</text:span><text:span text:style-name="T10">=</text:span><text:span text:style-name="T12">"xs:string"</text:span><text:span text:style-name="T14">&gt;</text:span></text:p>
            <text:p text:style-name="P16"><text:span text:style-name="T16"><text:s text:c="20"/></text:span><text:span text:style-name="T14">&lt;</text:span><text:span text:style-name="T3">xs:pattern</text:span><text:span text:style-name="T7"> </text:span><text:span text:style-name="T8">value</text:span><text:span text:style-name="T10">=</text:span><text:span text:style-name="T12">"[A-Z][A-Z][A-Z]"</text:span><text:span text:style-name="T14">/&gt;</text:span></text:p>
            <text:p text:style-name="P16"><text:span text:style-name="T16"><text:s text:c="18"/></text:span><text:span text:style-name="T14">&lt;/</text:span><text:span text:style-name="T3">xs:restriction</text:span><text:span text:style-name="T14">&gt;</text:span></text:p>
            <text:p text:style-name="P16"><text:span text:style-name="T16"><text:s text:c="16"/></text:span><text:span text:style-name="T14">&lt;/</text:span><text:span text:style-name="T3">xs:simpleType</text:span><text:span text:style-name="T14">&gt;</text:span></text:p>
            <text:p text:style-name="P16"><text:span text:style-name="T16"><text:s text:c="14"/></text:span><text:span text:style-name="T14">&lt;/</text:span><text:span text:style-name="T3">xs:element</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edad"</text:span><text:span text:style-name="T7"> </text:span><text:span text:style-name="T8">type</text:span><text:span text:style-name="T10">=</text:span><text:span text:style-name="T12">"xs:integer"</text:span><text:span text:style-name="T14">/&gt;</text:span></text:p>
            <text:p text:style-name="P16"><text:span text:style-name="T16"><text:s text:c="13"/></text:span><text:span text:style-name="T14">&lt;/</text:span><text:span text:style-name="T3">xs:sequence</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Standard"><text:span text:style-name="T14">&lt;/</text:span><text:span text:style-name="T3">xs:schema</text:span><text:span text:style-name="T14">&gt;</text:span></text:p>
          </table:table-cell>
        </table:table-row>
        <table:table-row>
          <table:table-cell table:style-name="Tabla7.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ficha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fichas.xs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nombre</text:span><text:span text:style-name="T14">&gt;</text:span><text:span text:style-name="T16">Antonio Machado Ruiz</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AMR</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2</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nombre</text:span><text:span text:style-name="T14">&gt;</text:span><text:span text:style-name="T16">Mario Moreno</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MM</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3</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iniciales</text:span><text:span text:style-name="T14">&gt;</text:span><text:span text:style-name="T16">ALO</text:span><text:span text:style-name="T14">&lt;/</text:span><text:span text:style-name="T3">iniciales</text:span><text:span text:style-name="T14">&gt;</text:span></text:p>
            <text:p text:style-name="P16"><text:span text:style-name="T16"><text:s text:c="6"/></text:span><text:span text:style-name="T14">&lt;</text:span><text:span text:style-name="T3">nombre</text:span><text:span text:style-name="T14">&gt;</text:span><text:span text:style-name="T16">Ada Lovelace</text:span><text:span text:style-name="T14">&lt;/</text:span><text:span text:style-name="T3">nombre</text:span><text:span text:style-name="T14">&gt;</text:span></text:p>
            <text:p text:style-name="P16"><text:span text:style-name="T16"><text:s text:c="6"/></text:span><text:span text:style-name="T14">&lt;</text:span><text:span text:style-name="T3">edad</text:span><text:span text:style-name="T14">&gt;</text:span><text:span text:style-name="T16">24</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nombre</text:span><text:span text:style-name="T14">&gt;</text:span><text:span text:style-name="T16">pablo ruiz picasso</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prp</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4</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Standard"><text:span text:style-name="T14">&lt;/</text:span><text:span text:style-name="T3">fichas</text:span><text:span text:style-name="T14">&gt;</text:span></text:p>
          </table:table-cell>
        </table:table-row>
        <table:table-row>
          <table:table-cell table:style-name="Tabla7.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ficha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fichas.xs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nombre</text:span><text:span text:style-name="T14">&gt;</text:span><text:span text:style-name="T16">Antonio Machado Ruiz</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AMR</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2</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14">&gt;</text:span></text:p>
            <text:p text:style-name="P16"><text:soft-page-break/><text:span text:style-name="T16"><text:s text:c="6"/></text:span><text:span text:style-name="T14">&lt;</text:span><text:span text:style-name="T3">nombre</text:span><text:span text:style-name="T14">&gt;</text:span><text:span text:style-name="T16">Mario Moreno</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MMO</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3</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nombre</text:span><text:span text:style-name="T14">&gt;</text:span><text:span text:style-name="T16">Ada Lovelace</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ALO</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4</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6"/></text:span><text:span text:style-name="T14">&lt;</text:span><text:span text:style-name="T3">nombre</text:span><text:span text:style-name="T14">&gt;</text:span><text:span text:style-name="T16">pablo ruiz picasso</text:span><text:span text:style-name="T14">&lt;/</text:span><text:span text:style-name="T3">nombre</text:span><text:span text:style-name="T14">&gt;</text:span></text:p>
            <text:p text:style-name="P16"><text:span text:style-name="T16"><text:s text:c="6"/></text:span><text:span text:style-name="T14">&lt;</text:span><text:span text:style-name="T3">iniciales</text:span><text:span text:style-name="T14">&gt;</text:span><text:span text:style-name="T16">PRP</text:span><text:span text:style-name="T14">&lt;/</text:span><text:span text:style-name="T3">iniciales</text:span><text:span text:style-name="T14">&gt;</text:span></text:p>
            <text:p text:style-name="P16"><text:span text:style-name="T16"><text:s text:c="6"/></text:span><text:span text:style-name="T14">&lt;</text:span><text:span text:style-name="T3">edad</text:span><text:span text:style-name="T14">&gt;</text:span><text:span text:style-name="T16">24</text:span><text:span text:style-name="T14">&lt;/</text:span><text:span text:style-name="T3">edad</text:span><text:span text:style-name="T14">&gt;</text:span></text:p>
            <text:p text:style-name="P16"><text:span text:style-name="T16"><text:s text:c="3"/></text:span><text:span text:style-name="T14">&lt;/</text:span><text:span text:style-name="T3">ficha</text:span><text:span text:style-name="T14">&gt;</text:span></text:p>
            <text:p text:style-name="Standard"><text:span text:style-name="T14">&lt;/</text:span><text:span text:style-name="T3">fichas</text:span><text:span text:style-name="T14">&gt;</text:span></text:p>
          </table:table-cell>
        </table:table-row>
      </table:table>
      <text:h text:style-name="P31" text:outline-level="2">Errores detectados y corregidos</text:h>
      <text:list xml:id="list2690437528" text:style-name="L2">
        <text:list-item>
          <text:p text:style-name="P51"><text:span text:style-name="T22">&lt;xs:pattern value="[A-Z][A-Z][A-Z]"/&gt;</text:span> indica que el valor del elemento "iniciales" tiene ser una cadena de caracteres de tres letras mayúsculas de la <text:span text:style-name="T22">"A"</text:span> a la <text:span text:style-name="T22">"Z"</text:span>. Por tanto, el valores <text:span text:style-name="T22">"MM"</text:span> y <text:span text:style-name="T22">"prp"</text:span> no son admitidos.</text:p>
        </text:list-item>
        <text:list-item>
          <text:p text:style-name="P51">Con <text:span text:style-name="T22">&lt;xs:sequence&gt;</text:span> se ha indicado que los elementos "nombre", "iniciales" y "edad" tienen que escribirse en este orden.</text:p>
        </text:list-item>
      </text:list>
      <text:p text:style-name="P7"/>
      <text:p text:style-name="P7"/>
      <text:p text:style-name="P8">4. Dado el XML escribir el XSD que permita validarlo teniendo en cuenta:</text:p>
      <text:p text:style-name="P8"/>
      <text:p text:style-name="P40">Tanto el atributo <text:span text:style-name="T22">numero</text:span> como el elemento "código" utilizan la misma restricción que solamente les permite tomar un valor entero expresado con dos dígitos comprendidos entre <text:span text:style-name="T22">"00"</text:span> y <text:span text:style-name="T22">"19"</text:span>.</text:p>
      <text:list xml:id="list2380096285" text:style-name="L3">
        <text:list-item>
          <text:p text:style-name="P52">El atributo <text:span text:style-name="T22">letra puede</text:span> tomar por valor una de las siguientes letras: <text:span text:style-name="T22">"X"</text:span>, <text:span text:style-name="T22">"Y"</text:span> o <text:span text:style-name="T22">"Z"</text:span>. La restricción debe definirse de forma que solamente pueda ser utilizada por dicho atributo.</text:p>
        </text:list-item>
        <text:list-item>
          <text:p text:style-name="P52">Para cada ficha se tiene que indicar un número, obligatoriamente. Sin embargo, la letra es opcional.</text:p>
        </text:list-item>
      </text:list>
      <text:p text:style-name="P8"/>
      <table:table table:name="Tabla8" table:style-name="Tabla8">
        <table:table-column table:style-name="Tabla8.A"/>
        <table:table-row>
          <table:table-cell table:style-name="Tabla8.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ficha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fichas.xsd"</text:span><text:span text:style-name="T14">&gt;</text:span></text:p>
            <text:p text:style-name="P16"><text:span text:style-name="T16"><text:s text:c="3"/></text:span><text:span text:style-name="T14">&lt;</text:span><text:span text:style-name="T3">ficha</text:span><text:span text:style-name="T7"> </text:span><text:span text:style-name="T8">numero</text:span><text:span text:style-name="T10">=</text:span><text:span text:style-name="T12">"01"</text:span><text:span text:style-name="T7"> </text:span><text:span text:style-name="T8">letra</text:span><text:span text:style-name="T10">=</text:span><text:span text:style-name="T12">"Z"</text:span><text:span text:style-name="T14">&gt;</text:span></text:p>
            <text:p text:style-name="P16"><text:soft-page-break/><text:span text:style-name="T16"><text:s text:c="6"/></text:span><text:span text:style-name="T14">&lt;</text:span><text:span text:style-name="T3">codigo</text:span><text:span text:style-name="T14">&gt;</text:span><text:span text:style-name="T16">11</text:span><text:span text:style-name="T14">&lt;/</text:span><text:span text:style-name="T3">codigo</text:span><text:span text:style-name="T14">&gt;</text:span></text:p>
            <text:p text:style-name="P16"><text:span text:style-name="T16"><text:s text:c="6"/></text:span><text:span text:style-name="T14">&lt;</text:span><text:span text:style-name="T3">nombre</text:span><text:span text:style-name="T14">&gt;</text:span><text:span text:style-name="T16">Ana</text:span><text:span text:style-name="T14">&lt;/</text:span><text:span text:style-name="T3">nombre</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7"> </text:span><text:span text:style-name="T8">numero</text:span><text:span text:style-name="T10">=</text:span><text:span text:style-name="T12">"02"</text:span><text:span text:style-name="T14">&gt;</text:span></text:p>
            <text:p text:style-name="P16"><text:span text:style-name="T16"><text:s text:c="6"/></text:span><text:span text:style-name="T14">&lt;</text:span><text:span text:style-name="T3">codigo</text:span><text:span text:style-name="T14">&gt;</text:span><text:span text:style-name="T16">12</text:span><text:span text:style-name="T14">&lt;/</text:span><text:span text:style-name="T3">codigo</text:span><text:span text:style-name="T14">&gt;</text:span></text:p>
            <text:p text:style-name="P16"><text:span text:style-name="T16"><text:s text:c="6"/></text:span><text:span text:style-name="T14">&lt;</text:span><text:span text:style-name="T3">nombre</text:span><text:span text:style-name="T14">&gt;</text:span><text:span text:style-name="T16">pepe</text:span><text:span text:style-name="T14">&lt;/</text:span><text:span text:style-name="T3">nombre</text:span><text:span text:style-name="T14">&gt;</text:span></text:p>
            <text:p text:style-name="P16"><text:span text:style-name="T16"><text:s text:c="3"/></text:span><text:span text:style-name="T14">&lt;/</text:span><text:span text:style-name="T3">ficha</text:span><text:span text:style-name="T14">&gt;</text:span></text:p>
            <text:p text:style-name="Standard"><text:span text:style-name="T14">&lt;/</text:span><text:span text:style-name="T3">fichas</text:span><text:span text:style-name="T14">&gt;</text:span></text:p>
          </table:table-cell>
        </table:table-row>
        <table:table-row>
          <table:table-cell table:style-name="Tabla8.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7"/>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codigo"</text:span><text:span text:style-name="T7"> </text:span><text:span text:style-name="T8">type</text:span><text:span text:style-name="T10">=</text:span><text:span text:style-name="T12">"dosDigitos"</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2"/></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dosDigitos"</text:span><text:span text:style-name="T7"> </text:span><text:span text:style-name="T8">use</text:span><text:span text:style-name="T10">=</text:span><text:span text:style-name="T12">"required"</text:span><text:span text:style-name="T14">/&gt;</text:span></text:p>
            <text:p text:style-name="P16"><text:span text:style-name="T16"><text:s text:c="12"/></text:span><text:span text:style-name="T14">&lt;</text:span><text:span text:style-name="T3">xs:attribute</text:span><text:span text:style-name="T7"> </text:span><text:span text:style-name="T8">name</text:span><text:span text:style-name="T10">=</text:span><text:span text:style-name="T12">"letra"</text:span><text:span text:style-name="T14">&gt;</text:span></text:p>
            <text:p text:style-name="P16"><text:span text:style-name="T16"><text:s text:c="14"/></text:span><text:span text:style-name="T14">&lt;</text:span><text:span text:style-name="T3">xs:simpleType</text:span><text:span text:style-name="T14">&gt;</text:span></text:p>
            <text:p text:style-name="P16"><text:span text:style-name="T16"><text:s text:c="17"/></text:span><text:span text:style-name="T14">&lt;</text:span><text:span text:style-name="T3">xs:restriction</text:span><text:span text:style-name="T7"> </text:span><text:span text:style-name="T8">base</text:span><text:span text:style-name="T10">=</text:span><text:span text:style-name="T12">"xs:string"</text:span><text:span text:style-name="T14">&gt;</text:span></text:p>
            <text:p text:style-name="P16"><text:span text:style-name="T16"><text:s text:c="20"/></text:span><text:span text:style-name="T14">&lt;</text:span><text:span text:style-name="T3">xs:pattern</text:span><text:span text:style-name="T7"> </text:span><text:span text:style-name="T8">value</text:span><text:span text:style-name="T10">=</text:span><text:span text:style-name="T12">"[XYZ]"</text:span><text:span text:style-name="T14">/&gt;</text:span></text:p>
            <text:p text:style-name="P16"><text:span text:style-name="T16"><text:s text:c="17"/></text:span><text:span text:style-name="T14">&lt;/</text:span><text:span text:style-name="T3">xs:restriction</text:span><text:span text:style-name="T14">&gt;</text:span></text:p>
            <text:p text:style-name="P16"><text:span text:style-name="T16"><text:s text:c="14"/></text:span><text:span text:style-name="T14">&lt;/</text:span><text:span text:style-name="T3">xs:simpleType</text:span><text:span text:style-name="T14">&gt;</text:span></text:p>
            <text:p text:style-name="P16"><text:span text:style-name="T16"><text:s text:c="12"/></text:span><text:span text:style-name="T14">&lt;/</text:span><text:span text:style-name="T3">xs:attribute</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P17"/>
            <text:p text:style-name="P16"><text:span text:style-name="T16"><text:s text:c="2"/></text:span><text:span text:style-name="T14">&lt;</text:span><text:span text:style-name="T3">xs:simpleType</text:span><text:span text:style-name="T7"> </text:span><text:span text:style-name="T8">name</text:span><text:span text:style-name="T10">=</text:span><text:span text:style-name="T12">"dosDigitos"</text:span><text:span text:style-name="T14">&gt;</text:span></text:p>
            <text:p text:style-name="P16"><text:span text:style-name="T16"><text:s text:c="4"/></text:span><text:span text:style-name="T14">&lt;</text:span><text:span text:style-name="T3">xs:restriction</text:span><text:span text:style-name="T7"> </text:span><text:span text:style-name="T8">base</text:span><text:span text:style-name="T10">=</text:span><text:span text:style-name="T12">"xs:integer"</text:span><text:span text:style-name="T14">&gt;</text:span></text:p>
            <text:p text:style-name="P16"><text:span text:style-name="T16"><text:s text:c="6"/></text:span><text:span text:style-name="T14">&lt;</text:span><text:span text:style-name="T3">xs:pattern</text:span><text:span text:style-name="T7"> </text:span><text:span text:style-name="T8">value</text:span><text:span text:style-name="T10">=</text:span><text:span text:style-name="T12">"[01][0-9]"</text:span><text:span text:style-name="T14">/&gt;</text:span></text:p>
            <text:p text:style-name="P16"><text:span text:style-name="T16"><text:s text:c="4"/></text:span><text:span text:style-name="T14">&lt;/</text:span><text:span text:style-name="T3">xs:restriction</text:span><text:span text:style-name="T14">&gt;</text:span></text:p>
            <text:p text:style-name="P16"><text:span text:style-name="T16"><text:s text:c="2"/></text:span><text:span text:style-name="T14">&lt;/</text:span><text:span text:style-name="T3">xs:simpleType</text:span><text:span text:style-name="T14">&gt;</text:span></text:p>
            <text:p text:style-name="P17"/>
            <text:p text:style-name="Standard"><text:span text:style-name="T14">&lt;/</text:span><text:span text:style-name="T3">xs:schema</text:span><text:span text:style-name="T14">&gt;</text:span></text:p>
          </table:table-cell>
        </table:table-row>
      </table:table>
      <text:p text:style-name="P8"/>
      <text:p text:style-name="P9">5. El siguiente código define un elemento "letras" con la restricción de que puede tomar por valor cero o más letras minúculas a..z. (los paréntesis de la expresión regular se pueden omitir).</text:p>
      <text:p text:style-name="P9">Realizar los cambios necesarios para que el código anterior pueda tomar por valor uno o más pares de letras y que cada par esté formado por una mayúscula seguida de otra minúscula: HoLa, OK; HOla, no OK.</text:p>
      <text:p text:style-name="P9"/>
      <table:table table:name="Tabla9" table:style-name="Tabla9">
        <table:table-column table:style-name="Tabla9.A"/>
        <text:soft-page-break/>
        <table:table-row>
          <table:table-cell table:style-name="Tabla9.A1" office:value-type="string">
            <text:p text:style-name="P16"><text:span text:style-name="T14">&lt;</text:span><text:span text:style-name="T5">xs:element</text:span><text:span text:style-name="T7"> </text:span><text:span text:style-name="T8">name</text:span><text:span text:style-name="T10">=</text:span><text:span text:style-name="T12">"letras"</text:span><text:span text:style-name="T14">&gt;</text:span></text:p>
            <text:p text:style-name="P16"><text:span text:style-name="T16"><text:s text:c="3"/></text:span><text:span text:style-name="T14">&lt;</text:span><text:span text:style-name="T3">xs:simpleType</text:span><text:span text:style-name="T14">&gt;</text:span></text:p>
            <text:p text:style-name="P16"><text:span text:style-name="T16"><text:s text:c="6"/></text:span><text:span text:style-name="T14">&lt;</text:span><text:span text:style-name="T3">xs:restriction</text:span><text:span text:style-name="T7"> </text:span><text:span text:style-name="T8">base</text:span><text:span text:style-name="T10">=</text:span><text:span text:style-name="T12">"xs:string"</text:span><text:span text:style-name="T14">&gt;</text:span></text:p>
            <text:p text:style-name="P16"><text:span text:style-name="T16"><text:s text:c="9"/></text:span><text:span text:style-name="T14">&lt;</text:span><text:span text:style-name="T3">xs:pattern</text:span><text:span text:style-name="T7"> </text:span><text:span text:style-name="T8">value</text:span><text:span text:style-name="T10">=</text:span><text:span text:style-name="T12">"([a-z])*"</text:span><text:span text:style-name="T14">/&gt;</text:span></text:p>
            <text:p text:style-name="P16"><text:span text:style-name="T16"><text:s text:c="6"/></text:span><text:span text:style-name="T14">&lt;/</text:span><text:span text:style-name="T3">xs:restriction</text:span><text:span text:style-name="T14">&gt;</text:span></text:p>
            <text:p text:style-name="P16"><text:span text:style-name="T16"><text:s text:c="3"/></text:span><text:span text:style-name="T14">&lt;/</text:span><text:span text:style-name="T3">xs:simpleType</text:span><text:span text:style-name="T14">&gt;</text:span></text:p>
            <text:p text:style-name="Standard"><text:span text:style-name="T14">&lt;/</text:span><text:span text:style-name="T5">xs:element</text:span><text:span text:style-name="T14">&gt;</text:span></text:p>
          </table:table-cell>
        </table:table-row>
        <table:table-row>
          <table:table-cell table:style-name="Tabla9.A2" office:value-type="string">
            <text:p text:style-name="P16"><text:span text:style-name="T14">&lt;</text:span><text:span text:style-name="T5">xs:element</text:span><text:span text:style-name="T7"> </text:span><text:span text:style-name="T8">name</text:span><text:span text:style-name="T10">=</text:span><text:span text:style-name="T12">"letras"</text:span><text:span text:style-name="T14">&gt;</text:span></text:p>
            <text:p text:style-name="P16"><text:span text:style-name="T16"><text:s text:c="3"/></text:span><text:span text:style-name="T14">&lt;</text:span><text:span text:style-name="T3">xs:simpleType</text:span><text:span text:style-name="T14">&gt;</text:span></text:p>
            <text:p text:style-name="P16"><text:span text:style-name="T16"><text:s text:c="6"/></text:span><text:span text:style-name="T14">&lt;</text:span><text:span text:style-name="T3">xs:restriction</text:span><text:span text:style-name="T7"> </text:span><text:span text:style-name="T8">base</text:span><text:span text:style-name="T10">=</text:span><text:span text:style-name="T12">"xs:string"</text:span><text:span text:style-name="T14">&gt;</text:span></text:p>
            <text:p text:style-name="P16"><text:span text:style-name="T16"><text:s text:c="9"/></text:span><text:span text:style-name="T14">&lt;</text:span><text:span text:style-name="T3">xs:pattern</text:span><text:span text:style-name="T7"> </text:span><text:span text:style-name="T8">value</text:span><text:span text:style-name="T10">=</text:span><text:span text:style-name="T12">"([A-Z][a-z])+"</text:span><text:span text:style-name="T14">/&gt;</text:span></text:p>
            <text:p text:style-name="P16"><text:span text:style-name="T16"><text:s text:c="6"/></text:span><text:span text:style-name="T14">&lt;/</text:span><text:span text:style-name="T3">xs:restriction</text:span><text:span text:style-name="T14">&gt;</text:span></text:p>
            <text:p text:style-name="P16"><text:span text:style-name="T16"><text:s text:c="3"/></text:span><text:span text:style-name="T14">&lt;/</text:span><text:span text:style-name="T3">xs:simpleType</text:span><text:span text:style-name="T14">&gt;</text:span></text:p>
            <text:p text:style-name="Standard"><text:span text:style-name="T14">&lt;/</text:span><text:span text:style-name="T5">xs:element</text:span><text:span text:style-name="T14">&gt;</text:span></text:p>
          </table:table-cell>
        </table:table-row>
      </table:table>
      <text:p text:style-name="P9"/>
      <text:p text:style-name="P9"/>
      <text:p text:style-name="P10">6. Ampliar el XSD para que en cada ficha acepte incluir el teléfono y valide el XML</text:p>
      <text:p text:style-name="P10"/>
      <table:table table:name="Tabla10" table:style-name="Tabla10">
        <table:table-column table:style-name="Tabla10.A"/>
        <table:table-row>
          <table:table-cell table:style-name="Tabla10.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7"/>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type</text:span><text:span text:style-name="T10">=</text:span><text:span text:style-name="T12">"infoPersonaAmpliada"</text:span><text:span text:style-name="T7"> </text:span><text:span text:style-name="T8">maxOccurs</text:span><text:span text:style-name="T10">=</text:span><text:span text:style-name="T12">"unbounded"</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P17"/>
            <text:p text:style-name="P16"><text:span text:style-name="T16"><text:s text:c="2"/></text:span><text:span text:style-name="T14">&lt;</text:span><text:span text:style-name="T3">xs:complexType</text:span><text:span text:style-name="T7"> </text:span><text:span text:style-name="T8">name</text:span><text:span text:style-name="T10">=</text:span><text:span text:style-name="T12">"infoPersonaAmpliada"</text:span><text:span text:style-name="T14">&gt;</text:span></text:p>
            <text:p text:style-name="P16"><text:span text:style-name="T16"><text:s text:c="4"/></text:span><text:span text:style-name="T14">&lt;</text:span><text:span text:style-name="T3">xs:complexContent</text:span><text:span text:style-name="T14">&gt;</text:span></text:p>
            <text:p text:style-name="P16"><text:span text:style-name="T16"><text:s text:c="6"/></text:span><text:span text:style-name="T14">&lt;</text:span><text:span text:style-name="T3">xs:extension</text:span><text:span text:style-name="T7"> </text:span><text:span text:style-name="T8">base</text:span><text:span text:style-name="T10">=</text:span><text:span text:style-name="T12">"infoPersona"</text:span><text:span text:style-name="T14">&gt;</text:span></text:p>
            <text:p text:style-name="P16"><text:span text:style-name="T16"><text:s text:c="8"/></text:span><text:span text:style-name="T14">&lt;</text:span><text:span text:style-name="T3">xs:sequence</text:span><text:span text:style-name="T14">&gt;</text:span></text:p>
            <text:p text:style-name="P16"><text:span text:style-name="T16"><text:s text:c="10"/></text:span><text:span text:style-name="T14">&lt;</text:span><text:span text:style-name="T3">xs:element</text:span><text:span text:style-name="T7"> </text:span><text:span text:style-name="T8">name</text:span><text:span text:style-name="T10">=</text:span><text:span text:style-name="T12">"ciudad"</text:span><text:span text:style-name="T7"> </text:span><text:span text:style-name="T8">type</text:span><text:span text:style-name="T10">=</text:span><text:span text:style-name="T12">"xs:string"</text:span><text:span text:style-name="T14">/&gt;</text:span></text:p>
            <text:p text:style-name="P16"><text:span text:style-name="T16"><text:s text:c="10"/></text:span><text:span text:style-name="T14">&lt;</text:span><text:span text:style-name="T3">xs:element</text:span><text:span text:style-name="T7"> </text:span><text:span text:style-name="T8">name</text:span><text:span text:style-name="T10">=</text:span><text:span text:style-name="T12">"pais"</text:span><text:span text:style-name="T7"> </text:span><text:span text:style-name="T8">type</text:span><text:span text:style-name="T10">=</text:span><text:span text:style-name="T12">"xs:string"</text:span><text:span text:style-name="T14">/&gt;</text:span></text:p>
            <text:p text:style-name="P16"><text:span text:style-name="T16"><text:s text:c="8"/></text:span><text:span text:style-name="T14">&lt;/</text:span><text:span text:style-name="T3">xs:sequence</text:span><text:span text:style-name="T14">&gt;</text:span></text:p>
            <text:p text:style-name="P16"><text:span text:style-name="T16"><text:s text:c="6"/></text:span><text:span text:style-name="T14">&lt;/</text:span><text:span text:style-name="T3">xs:extension</text:span><text:span text:style-name="T14">&gt;</text:span></text:p>
            <text:p text:style-name="P16"><text:span text:style-name="T16"><text:s text:c="4"/></text:span><text:span text:style-name="T14">&lt;/</text:span><text:span text:style-name="T3">xs:complexContent</text:span><text:span text:style-name="T14">&gt;</text:span></text:p>
            <text:p text:style-name="P16"><text:span text:style-name="T16"><text:s text:c="2"/></text:span><text:span text:style-name="T14">&lt;/</text:span><text:span text:style-name="T3">xs:complexType</text:span><text:span text:style-name="T14">&gt;</text:span></text:p>
            <text:p text:style-name="P17"/>
            <text:p text:style-name="P16"><text:span text:style-name="T16"><text:s text:c="2"/></text:span><text:span text:style-name="T14">&lt;</text:span><text:span text:style-name="T3">xs:complexType</text:span><text:span text:style-name="T7"> </text:span><text:span text:style-name="T8">name</text:span><text:span text:style-name="T10">=</text:span><text:span text:style-name="T12">"infoPersona"</text:span><text:span text:style-name="T14">&gt;</text:span></text:p>
            <text:p text:style-name="P16"><text:span text:style-name="T16"><text:s text:c="4"/></text:span><text:span text:style-name="T14">&lt;</text:span><text:span text:style-name="T3">xs:sequence</text:span><text:span text:style-name="T14">&gt;</text:span></text:p>
            <text:p text:style-name="P16"><text:span text:style-name="T16"><text:s text:c="6"/></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6"/></text:span><text:span text:style-name="T14">&lt;</text:span><text:span text:style-name="T3">xs:element</text:span><text:span text:style-name="T7"> </text:span><text:span text:style-name="T8">name</text:span><text:span text:style-name="T10">=</text:span><text:span text:style-name="T12">"edad"</text:span><text:span text:style-name="T7"> </text:span><text:span text:style-name="T8">type</text:span><text:span text:style-name="T10">=</text:span><text:span text:style-name="T12">"edadPersona"</text:span><text:span text:style-name="T14">/&gt;</text:span></text:p>
            <text:p text:style-name="P16"><text:span text:style-name="T16"><text:s text:c="4"/></text:span><text:span text:style-name="T14">&lt;/</text:span><text:span text:style-name="T3">xs:sequence</text:span><text:span text:style-name="T14">&gt;</text:span></text:p>
            <text:p text:style-name="P16"><text:span text:style-name="T16"><text:s text:c="4"/></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xs:integer"</text:span><text:span text:style-name="T14">/&gt;</text:span></text:p>
            <text:p text:style-name="P16"><text:span text:style-name="T16"><text:s text:c="2"/></text:span><text:span text:style-name="T14">&lt;/</text:span><text:span text:style-name="T3">xs:complexType</text:span><text:span text:style-name="T14">&gt;</text:span></text:p>
            <text:p text:style-name="P17"><text:soft-page-break/></text:p>
            <text:p text:style-name="P16"><text:span text:style-name="T16"><text:s text:c="2"/></text:span><text:span text:style-name="T14">&lt;</text:span><text:span text:style-name="T3">xs:simpleType</text:span><text:span text:style-name="T7"> </text:span><text:span text:style-name="T8">name</text:span><text:span text:style-name="T10">=</text:span><text:span text:style-name="T12">"edadPersona"</text:span><text:span text:style-name="T14">&gt;</text:span></text:p>
            <text:p text:style-name="P16"><text:span text:style-name="T16"><text:s text:c="5"/></text:span><text:span text:style-name="T14">&lt;</text:span><text:span text:style-name="T3">xs:restriction</text:span><text:span text:style-name="T7"> </text:span><text:span text:style-name="T8">base</text:span><text:span text:style-name="T10">=</text:span><text:span text:style-name="T12">"xs:integer"</text:span><text:span text:style-name="T14">&gt;</text:span></text:p>
            <text:p text:style-name="P16"><text:span text:style-name="T16"><text:s text:c="8"/></text:span><text:span text:style-name="T14">&lt;</text:span><text:span text:style-name="T3">xs:minExclusive</text:span><text:span text:style-name="T7"> </text:span><text:span text:style-name="T8">value</text:span><text:span text:style-name="T10">=</text:span><text:span text:style-name="T12">"-1"</text:span><text:span text:style-name="T14">/&gt;</text:span></text:p>
            <text:p text:style-name="P16"><text:span text:style-name="T16"><text:s text:c="8"/></text:span><text:span text:style-name="T14">&lt;</text:span><text:span text:style-name="T3">xs:maxExclusive</text:span><text:span text:style-name="T7"> </text:span><text:span text:style-name="T8">value</text:span><text:span text:style-name="T10">=</text:span><text:span text:style-name="T12">"131"</text:span><text:span text:style-name="T14">/&gt;</text:span></text:p>
            <text:p text:style-name="P16"><text:span text:style-name="T16"><text:s text:c="5"/></text:span><text:span text:style-name="T14">&lt;/</text:span><text:span text:style-name="T3">xs:restriction</text:span><text:span text:style-name="T14">&gt;</text:span></text:p>
            <text:p text:style-name="P16"><text:span text:style-name="T16"><text:s text:c="2"/></text:span><text:span text:style-name="T14">&lt;/</text:span><text:span text:style-name="T3">xs:simpleType</text:span><text:span text:style-name="T14">&gt;</text:span></text:p>
            <text:p text:style-name="P17"/>
            <text:p text:style-name="Standard"><text:span text:style-name="T14">&lt;/</text:span><text:span text:style-name="T3">xs:schema</text:span><text:span text:style-name="T14">&gt;</text:span></text:p>
          </table:table-cell>
        </table:table-row>
        <table:table-row>
          <table:table-cell table:style-name="Tabla10.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ficha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fichas.xsd"</text:span><text:span text:style-name="T14">&gt;</text:span></text:p>
            <text:p text:style-name="P16"><text:span text:style-name="T16"><text:s text:c="3"/></text:span><text:span text:style-name="T14">&lt;</text:span><text:span text:style-name="T3">ficha</text:span><text:span text:style-name="T7"> </text:span><text:span text:style-name="T8">numero</text:span><text:span text:style-name="T10">=</text:span><text:span text:style-name="T12">"1"</text:span><text:span text:style-name="T14">&gt;</text:span></text:p>
            <text:p text:style-name="P16"><text:span text:style-name="T16"><text:s text:c="6"/></text:span><text:span text:style-name="T14">&lt;</text:span><text:span text:style-name="T3">nombre</text:span><text:span text:style-name="T14">&gt;</text:span><text:span text:style-name="T16">Eva</text:span><text:span text:style-name="T14">&lt;/</text:span><text:span text:style-name="T3">nombre</text:span><text:span text:style-name="T14">&gt;</text:span></text:p>
            <text:p text:style-name="P16"><text:span text:style-name="T16"><text:s text:c="6"/></text:span><text:span text:style-name="T14">&lt;</text:span><text:span text:style-name="T3">edad</text:span><text:span text:style-name="T14">&gt;</text:span><text:span text:style-name="T16">25</text:span><text:span text:style-name="T14">&lt;/</text:span><text:span text:style-name="T3">edad</text:span><text:span text:style-name="T14">&gt;</text:span></text:p>
            <text:p text:style-name="P16"><text:span text:style-name="T16"><text:s text:c="6"/></text:span><text:span text:style-name="T14">&lt;</text:span><text:span text:style-name="T3">ciudad</text:span><text:span text:style-name="T14">&gt;</text:span><text:span text:style-name="T16">París</text:span><text:span text:style-name="T14">&lt;/</text:span><text:span text:style-name="T3">ciudad</text:span><text:span text:style-name="T14">&gt;</text:span></text:p>
            <text:p text:style-name="P16"><text:span text:style-name="T16"><text:s text:c="6"/></text:span><text:span text:style-name="T14">&lt;</text:span><text:span text:style-name="T3">pais</text:span><text:span text:style-name="T14">&gt;</text:span><text:span text:style-name="T16">Francia</text:span><text:span text:style-name="T14">&lt;/</text:span><text:span text:style-name="T3">pais</text:span><text:span text:style-name="T14">&gt;</text:span></text:p>
            <text:p text:style-name="P16"><text:span text:style-name="T16"><text:s text:c="6"/></text:span><text:span text:style-name="T14">&lt;</text:span><text:span text:style-name="T3">telefono</text:span><text:span text:style-name="T14">&gt;</text:span><text:span text:style-name="T16">999888777</text:span><text:span text:style-name="T14">&lt;/</text:span><text:span text:style-name="T3">telefono</text:span><text:span text:style-name="T14">&gt;</text:span></text:p>
            <text:p text:style-name="P16"><text:span text:style-name="T16"><text:s text:c="3"/></text:span><text:span text:style-name="T14">&lt;/</text:span><text:span text:style-name="T3">ficha</text:span><text:span text:style-name="T14">&gt;</text:span></text:p>
            <text:p text:style-name="P16"><text:span text:style-name="T16"><text:s text:c="3"/></text:span><text:span text:style-name="T14">&lt;</text:span><text:span text:style-name="T3">ficha</text:span><text:span text:style-name="T7"> </text:span><text:span text:style-name="T8">numero</text:span><text:span text:style-name="T10">=</text:span><text:span text:style-name="T12">"2"</text:span><text:span text:style-name="T14">&gt;</text:span></text:p>
            <text:p text:style-name="P16"><text:span text:style-name="T16"><text:s text:c="6"/></text:span><text:span text:style-name="T14">&lt;</text:span><text:span text:style-name="T3">nombre</text:span><text:span text:style-name="T14">&gt;</text:span><text:span text:style-name="T16">Giovanni</text:span><text:span text:style-name="T14">&lt;/</text:span><text:span text:style-name="T3">nombre</text:span><text:span text:style-name="T14">&gt;</text:span></text:p>
            <text:p text:style-name="P16"><text:span text:style-name="T16"><text:s text:c="6"/></text:span><text:span text:style-name="T14">&lt;</text:span><text:span text:style-name="T3">edad</text:span><text:span text:style-name="T14">&gt;</text:span><text:span text:style-name="T16">26</text:span><text:span text:style-name="T14">&lt;/</text:span><text:span text:style-name="T3">edad</text:span><text:span text:style-name="T14">&gt;</text:span></text:p>
            <text:p text:style-name="P16"><text:span text:style-name="T16"><text:s text:c="6"/></text:span><text:span text:style-name="T14">&lt;</text:span><text:span text:style-name="T3">ciudad</text:span><text:span text:style-name="T14">&gt;</text:span><text:span text:style-name="T16">Florencia</text:span><text:span text:style-name="T14">&lt;/</text:span><text:span text:style-name="T3">ciudad</text:span><text:span text:style-name="T14">&gt;</text:span></text:p>
            <text:p text:style-name="P16"><text:span text:style-name="T16"><text:s text:c="6"/></text:span><text:span text:style-name="T14">&lt;</text:span><text:span text:style-name="T3">pais</text:span><text:span text:style-name="T14">&gt;</text:span><text:span text:style-name="T16">Italia</text:span><text:span text:style-name="T14">&lt;/</text:span><text:span text:style-name="T3">pais</text:span><text:span text:style-name="T14">&gt;</text:span></text:p>
            <text:p text:style-name="P16"><text:span text:style-name="T16"><text:s text:c="6"/></text:span><text:span text:style-name="T14">&lt;</text:span><text:span text:style-name="T3">telefono</text:span><text:span text:style-name="T14">&gt;</text:span><text:span text:style-name="T16">111222333</text:span><text:span text:style-name="T14">&lt;/</text:span><text:span text:style-name="T3">telefono</text:span><text:span text:style-name="T14">&gt;</text:span></text:p>
            <text:p text:style-name="P16"><text:span text:style-name="T16"><text:s text:c="3"/></text:span><text:span text:style-name="T14">&lt;/</text:span><text:span text:style-name="T3">ficha</text:span><text:span text:style-name="T14">&gt;</text:span></text:p>
            <text:p text:style-name="Standard"><text:span text:style-name="T14">&lt;/</text:span><text:span text:style-name="T3">fichas</text:span><text:span text:style-name="T14">&gt;</text:span></text:p>
          </table:table-cell>
        </table:table-row>
        <table:table-row>
          <table:table-cell table:style-name="Tabla10.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7"/>
            <text:p text:style-name="P16"><text:span text:style-name="T16"><text:s text:c="2"/></text:span><text:span text:style-name="T14">&lt;</text:span><text:span text:style-name="T3">xs:element</text:span><text:span text:style-name="T7"> </text:span><text:span text:style-name="T8">name</text:span><text:span text:style-name="T10">=</text:span><text:span text:style-name="T12">"ficha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icha"</text:span><text:span text:style-name="T7"> </text:span><text:span text:style-name="T8">type</text:span><text:span text:style-name="T10">=</text:span><text:span text:style-name="T12">"infoPersonaAmpliada2"</text:span><text:span text:style-name="T7"> </text:span><text:span text:style-name="T8">maxOccurs</text:span><text:span text:style-name="T10">=</text:span><text:span text:style-name="T12">"unbounded"</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P17"/>
            <text:p text:style-name="P16"><text:span text:style-name="T16"><text:s text:c="2"/></text:span><text:span text:style-name="T14">&lt;</text:span><text:span text:style-name="T3">xs:complexType</text:span><text:span text:style-name="T7"> </text:span><text:span text:style-name="T8">name</text:span><text:span text:style-name="T10">=</text:span><text:span text:style-name="T12">"infoPersonaAmpliada2"</text:span><text:span text:style-name="T14">&gt;</text:span></text:p>
            <text:p text:style-name="P16"><text:span text:style-name="T16"><text:s text:c="4"/></text:span><text:span text:style-name="T14">&lt;</text:span><text:span text:style-name="T3">xs:complexContent</text:span><text:span text:style-name="T14">&gt;</text:span></text:p>
            <text:p text:style-name="P16"><text:span text:style-name="T16"><text:s text:c="6"/></text:span><text:span text:style-name="T14">&lt;</text:span><text:span text:style-name="T3">xs:extension</text:span><text:span text:style-name="T7"> </text:span><text:span text:style-name="T8">base</text:span><text:span text:style-name="T10">=</text:span><text:span text:style-name="T12">"infoPersonaAmpliada"</text:span><text:span text:style-name="T14">&gt;</text:span></text:p>
            <text:p text:style-name="P16"><text:span text:style-name="T16"><text:s text:c="8"/></text:span><text:span text:style-name="T14">&lt;</text:span><text:span text:style-name="T3">xs:sequence</text:span><text:span text:style-name="T14">&gt;</text:span></text:p>
            <text:p text:style-name="P16"><text:span text:style-name="T16"><text:s text:c="10"/></text:span><text:span text:style-name="T14">&lt;</text:span><text:span text:style-name="T3">xs:element</text:span><text:span text:style-name="T7"> </text:span><text:span text:style-name="T8">name</text:span><text:span text:style-name="T10">=</text:span><text:span text:style-name="T12">"telefono"</text:span><text:span text:style-name="T7"> </text:span><text:span text:style-name="T8">type</text:span><text:span text:style-name="T10">=</text:span><text:span text:style-name="T12">"xs:string"</text:span><text:span text:style-name="T14">/&gt;</text:span></text:p>
            <text:p text:style-name="P16"><text:span text:style-name="T16"><text:s text:c="8"/></text:span><text:span text:style-name="T14">&lt;/</text:span><text:span text:style-name="T3">xs:sequence</text:span><text:span text:style-name="T14">&gt;</text:span></text:p>
            <text:p text:style-name="P16"><text:span text:style-name="T16"><text:s text:c="6"/></text:span><text:span text:style-name="T14">&lt;/</text:span><text:span text:style-name="T3">xs:extension</text:span><text:span text:style-name="T14">&gt;</text:span></text:p>
            <text:p text:style-name="P16"><text:span text:style-name="T16"><text:s text:c="4"/></text:span><text:span text:style-name="T14">&lt;/</text:span><text:span text:style-name="T3">xs:complexContent</text:span><text:span text:style-name="T14">&gt;</text:span></text:p>
            <text:p text:style-name="P16"><text:span text:style-name="T16"><text:s text:c="2"/></text:span><text:span text:style-name="T14">&lt;/</text:span><text:span text:style-name="T3">xs:complexType</text:span><text:span text:style-name="T14">&gt;</text:span></text:p>
            <text:p text:style-name="P17"><text:soft-page-break/></text:p>
            <text:p text:style-name="P16"><text:span text:style-name="T16"><text:s text:c="2"/></text:span><text:span text:style-name="T14">&lt;</text:span><text:span text:style-name="T3">xs:complexType</text:span><text:span text:style-name="T7"> </text:span><text:span text:style-name="T8">name</text:span><text:span text:style-name="T10">=</text:span><text:span text:style-name="T12">"infoPersonaAmpliada"</text:span><text:span text:style-name="T14">&gt;</text:span></text:p>
            <text:p text:style-name="P16"><text:span text:style-name="T16"><text:s text:c="4"/></text:span><text:span text:style-name="T14">&lt;</text:span><text:span text:style-name="T3">xs:complexContent</text:span><text:span text:style-name="T14">&gt;</text:span></text:p>
            <text:p text:style-name="P16"><text:span text:style-name="T16"><text:s text:c="6"/></text:span><text:span text:style-name="T14">&lt;</text:span><text:span text:style-name="T3">xs:extension</text:span><text:span text:style-name="T7"> </text:span><text:span text:style-name="T8">base</text:span><text:span text:style-name="T10">=</text:span><text:span text:style-name="T12">"infoPersona"</text:span><text:span text:style-name="T14">&gt;</text:span></text:p>
            <text:p text:style-name="P16"><text:span text:style-name="T16"><text:s text:c="8"/></text:span><text:span text:style-name="T14">&lt;</text:span><text:span text:style-name="T3">xs:sequence</text:span><text:span text:style-name="T14">&gt;</text:span></text:p>
            <text:p text:style-name="P16"><text:span text:style-name="T16"><text:s text:c="10"/></text:span><text:span text:style-name="T14">&lt;</text:span><text:span text:style-name="T3">xs:element</text:span><text:span text:style-name="T7"> </text:span><text:span text:style-name="T8">name</text:span><text:span text:style-name="T10">=</text:span><text:span text:style-name="T12">"ciudad"</text:span><text:span text:style-name="T7"> </text:span><text:span text:style-name="T8">type</text:span><text:span text:style-name="T10">=</text:span><text:span text:style-name="T12">"xs:string"</text:span><text:span text:style-name="T14">/&gt;</text:span></text:p>
            <text:p text:style-name="P16"><text:span text:style-name="T16"><text:s text:c="10"/></text:span><text:span text:style-name="T14">&lt;</text:span><text:span text:style-name="T3">xs:element</text:span><text:span text:style-name="T7"> </text:span><text:span text:style-name="T8">name</text:span><text:span text:style-name="T10">=</text:span><text:span text:style-name="T12">"pais"</text:span><text:span text:style-name="T7"> </text:span><text:span text:style-name="T8">type</text:span><text:span text:style-name="T10">=</text:span><text:span text:style-name="T12">"xs:string"</text:span><text:span text:style-name="T14">/&gt;</text:span></text:p>
            <text:p text:style-name="P16"><text:span text:style-name="T16"><text:s text:c="8"/></text:span><text:span text:style-name="T14">&lt;/</text:span><text:span text:style-name="T3">xs:sequence</text:span><text:span text:style-name="T14">&gt;</text:span></text:p>
            <text:p text:style-name="P16"><text:span text:style-name="T16"><text:s text:c="6"/></text:span><text:span text:style-name="T14">&lt;/</text:span><text:span text:style-name="T3">xs:extension</text:span><text:span text:style-name="T14">&gt;</text:span></text:p>
            <text:p text:style-name="P16"><text:span text:style-name="T16"><text:s text:c="4"/></text:span><text:span text:style-name="T14">&lt;/</text:span><text:span text:style-name="T3">xs:complexContent</text:span><text:span text:style-name="T14">&gt;</text:span></text:p>
            <text:p text:style-name="P16"><text:span text:style-name="T16"><text:s text:c="2"/></text:span><text:span text:style-name="T14">&lt;/</text:span><text:span text:style-name="T3">xs:complexType</text:span><text:span text:style-name="T14">&gt;</text:span></text:p>
            <text:p text:style-name="P17"/>
            <text:p text:style-name="P16"><text:span text:style-name="T16"><text:s text:c="2"/></text:span><text:span text:style-name="T14">&lt;</text:span><text:span text:style-name="T3">xs:complexType</text:span><text:span text:style-name="T7"> </text:span><text:span text:style-name="T8">name</text:span><text:span text:style-name="T10">=</text:span><text:span text:style-name="T12">"infoPersona"</text:span><text:span text:style-name="T14">&gt;</text:span></text:p>
            <text:p text:style-name="P16"><text:span text:style-name="T16"><text:s text:c="4"/></text:span><text:span text:style-name="T14">&lt;</text:span><text:span text:style-name="T3">xs:sequence</text:span><text:span text:style-name="T14">&gt;</text:span></text:p>
            <text:p text:style-name="P16"><text:span text:style-name="T16"><text:s text:c="6"/></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6"/></text:span><text:span text:style-name="T14">&lt;</text:span><text:span text:style-name="T3">xs:element</text:span><text:span text:style-name="T7"> </text:span><text:span text:style-name="T8">name</text:span><text:span text:style-name="T10">=</text:span><text:span text:style-name="T12">"edad"</text:span><text:span text:style-name="T7"> </text:span><text:span text:style-name="T8">type</text:span><text:span text:style-name="T10">=</text:span><text:span text:style-name="T12">"edadPersona"</text:span><text:span text:style-name="T14">/&gt;</text:span></text:p>
            <text:p text:style-name="P16"><text:span text:style-name="T16"><text:s text:c="4"/></text:span><text:span text:style-name="T14">&lt;/</text:span><text:span text:style-name="T3">xs:sequence</text:span><text:span text:style-name="T14">&gt;</text:span></text:p>
            <text:p text:style-name="P16"><text:span text:style-name="T16"><text:s text:c="4"/></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xs:integer"</text:span><text:span text:style-name="T14">/&gt;</text:span></text:p>
            <text:p text:style-name="P16"><text:span text:style-name="T16"><text:s text:c="2"/></text:span><text:span text:style-name="T14">&lt;/</text:span><text:span text:style-name="T3">xs:complexType</text:span><text:span text:style-name="T14">&gt;</text:span></text:p>
            <text:p text:style-name="P17"/>
            <text:p text:style-name="P16"><text:span text:style-name="T16"><text:s text:c="2"/></text:span><text:span text:style-name="T14">&lt;</text:span><text:span text:style-name="T3">xs:simpleType</text:span><text:span text:style-name="T7"> </text:span><text:span text:style-name="T8">name</text:span><text:span text:style-name="T10">=</text:span><text:span text:style-name="T12">"edadPersona"</text:span><text:span text:style-name="T14">&gt;</text:span></text:p>
            <text:p text:style-name="P16"><text:span text:style-name="T16"><text:s text:c="5"/></text:span><text:span text:style-name="T14">&lt;</text:span><text:span text:style-name="T3">xs:restriction</text:span><text:span text:style-name="T7"> </text:span><text:span text:style-name="T8">base</text:span><text:span text:style-name="T10">=</text:span><text:span text:style-name="T12">"xs:integer"</text:span><text:span text:style-name="T14">&gt;</text:span></text:p>
            <text:p text:style-name="P16"><text:span text:style-name="T16"><text:s text:c="8"/></text:span><text:span text:style-name="T14">&lt;</text:span><text:span text:style-name="T3">xs:minExclusive</text:span><text:span text:style-name="T7"> </text:span><text:span text:style-name="T8">value</text:span><text:span text:style-name="T10">=</text:span><text:span text:style-name="T12">"-1"</text:span><text:span text:style-name="T14">/&gt;</text:span></text:p>
            <text:p text:style-name="P16"><text:span text:style-name="T16"><text:s text:c="8"/></text:span><text:span text:style-name="T14">&lt;</text:span><text:span text:style-name="T3">xs:maxExclusive</text:span><text:span text:style-name="T7"> </text:span><text:span text:style-name="T8">value</text:span><text:span text:style-name="T10">=</text:span><text:span text:style-name="T12">"131"</text:span><text:span text:style-name="T14">/&gt;</text:span></text:p>
            <text:p text:style-name="P16"><text:span text:style-name="T16"><text:s text:c="5"/></text:span><text:span text:style-name="T14">&lt;/</text:span><text:span text:style-name="T3">xs:restriction</text:span><text:span text:style-name="T14">&gt;</text:span></text:p>
            <text:p text:style-name="P16"><text:span text:style-name="T16"><text:s text:c="2"/></text:span><text:span text:style-name="T14">&lt;/</text:span><text:span text:style-name="T3">xs:simpleType</text:span><text:span text:style-name="T14">&gt;</text:span></text:p>
            <text:p text:style-name="P17"/>
            <text:p text:style-name="Standard"><text:span text:style-name="T14">&lt;/</text:span><text:span text:style-name="T3">xs:schema</text:span><text:span text:style-name="T14">&gt;</text:span></text:p>
          </table:table-cell>
        </table:table-row>
      </table:table>
      <text:p text:style-name="P10"/>
      <text:p text:style-name="P11">7.Dado el XSD reaizar los cambios necesarios para que valide el XML</text:p>
      <text:p text:style-name="P11"/>
      <table:table table:name="Tabla11" table:style-name="Tabla11">
        <table:table-column table:style-name="Tabla11.A"/>
        <table:table-row>
          <table:table-cell table:style-name="Tabla11.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precio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precio"</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impleContent</text:span><text:span text:style-name="T14">&gt;</text:span></text:p>
            <text:p text:style-name="P16"><text:span text:style-name="T16"><text:s text:c="14"/></text:span><text:span text:style-name="T14">&lt;</text:span><text:span text:style-name="T3">xs:extension</text:span><text:span text:style-name="T7"> </text:span><text:span text:style-name="T8">base</text:span><text:span text:style-name="T10">=</text:span><text:span text:style-name="T12">"xs:decimal"</text:span><text:span text:style-name="T14">&gt;</text:span></text:p>
            <text:p text:style-name="P16"><text:span text:style-name="T16"><text:s text:c="16"/></text:span><text:span text:style-name="T14">&lt;</text:span><text:span text:style-name="T3">xs:attribute</text:span><text:span text:style-name="T7"> </text:span><text:span text:style-name="T8">name</text:span><text:span text:style-name="T10">=</text:span><text:span text:style-name="T12">"moneda"</text:span><text:span text:style-name="T7"> </text:span><text:span text:style-name="T8">type</text:span><text:span text:style-name="T10">=</text:span><text:span text:style-name="T12">"xs:string"</text:span><text:span text:style-name="T7"> </text:span><text:span text:style-name="T14">/&gt;</text:span></text:p>
            <text:p text:style-name="P16"><text:span text:style-name="T16"><text:s text:c="14"/></text:span><text:span text:style-name="T14">&lt;/</text:span><text:span text:style-name="T3">xs:extension</text:span><text:span text:style-name="T14">&gt;</text:span></text:p>
            <text:p text:style-name="P16"><text:span text:style-name="T16"><text:s text:c="12"/></text:span><text:span text:style-name="T14">&lt;/</text:span><text:span text:style-name="T3">xs:simpleContent</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Standard"><text:soft-page-break/><text:span text:style-name="T14">&lt;/</text:span><text:span text:style-name="T3">xs:schema</text:span><text:span text:style-name="T14">&gt;</text:span></text:p>
          </table:table-cell>
        </table:table-row>
        <table:table-row>
          <table:table-cell table:style-name="Tabla11.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articulos</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articulos.xsd"</text:span><text:span text:style-name="T14">&gt;</text:span></text:p>
            <text:p text:style-name="P16"><text:span text:style-name="T16"><text:s text:c="3"/></text:span><text:span text:style-name="T14">&lt;</text:span><text:span text:style-name="T3">articulo</text:span><text:span text:style-name="T14">&gt;</text:span></text:p>
            <text:p text:style-name="P16"><text:span text:style-name="T16"><text:s text:c="6"/></text:span><text:span text:style-name="T14">&lt;</text:span><text:span text:style-name="T3">nombre</text:span><text:span text:style-name="T14">&gt;</text:span><text:span text:style-name="T16">Mesa</text:span><text:span text:style-name="T14">&lt;/</text:span><text:span text:style-name="T3">nombre</text:span><text:span text:style-name="T14">&gt;</text:span></text:p>
            <text:p text:style-name="P16"><text:span text:style-name="T16"><text:s text:c="6"/></text:span><text:span text:style-name="T14">&lt;</text:span><text:span text:style-name="T3">precio</text:span><text:span text:style-name="T7"> </text:span><text:span text:style-name="T8">moneda</text:span><text:span text:style-name="T10">=</text:span><text:span text:style-name="T12">"Euro"</text:span><text:span text:style-name="T14">&gt;</text:span><text:span text:style-name="T16">50</text:span><text:span text:style-name="T14">&lt;/</text:span><text:span text:style-name="T3">precio</text:span><text:span text:style-name="T14">&gt;</text:span></text:p>
            <text:p text:style-name="P16"><text:span text:style-name="T16"><text:s text:c="3"/></text:span><text:span text:style-name="T14">&lt;/</text:span><text:span text:style-name="T3">articulo</text:span><text:span text:style-name="T14">&gt;</text:span></text:p>
            <text:p text:style-name="P16"><text:span text:style-name="T16"><text:s text:c="3"/></text:span><text:span text:style-name="T14">&lt;</text:span><text:span text:style-name="T3">articulo</text:span><text:span text:style-name="T14">&gt;</text:span></text:p>
            <text:p text:style-name="P16"><text:span text:style-name="T16"><text:s text:c="6"/></text:span><text:span text:style-name="T14">&lt;</text:span><text:span text:style-name="T3">nombre</text:span><text:span text:style-name="T14">&gt;</text:span><text:span text:style-name="T16">Silla</text:span><text:span text:style-name="T14">&lt;/</text:span><text:span text:style-name="T3">nombre</text:span><text:span text:style-name="T14">&gt;</text:span></text:p>
            <text:p text:style-name="P16"><text:span text:style-name="T16"><text:s text:c="6"/></text:span><text:span text:style-name="T14">&lt;</text:span><text:span text:style-name="T3">precio</text:span><text:span text:style-name="T7"> </text:span><text:span text:style-name="T8">moneda</text:span><text:span text:style-name="T10">=</text:span><text:span text:style-name="T12">"Dólar"</text:span><text:span text:style-name="T14">&gt;</text:span><text:span text:style-name="T16">78.99</text:span><text:span text:style-name="T14">&lt;/</text:span><text:span text:style-name="T3">precio</text:span><text:span text:style-name="T14">&gt;</text:span></text:p>
            <text:p text:style-name="P16"><text:span text:style-name="T16"><text:s text:c="3"/></text:span><text:span text:style-name="T14">&lt;/</text:span><text:span text:style-name="T3">articulo</text:span><text:span text:style-name="T14">&gt;</text:span></text:p>
            <text:p text:style-name="Standard"><text:span text:style-name="T14">&lt;/</text:span><text:span text:style-name="T3">articulos</text:span><text:span text:style-name="T14">&gt;</text:span></text:p>
          </table:table-cell>
        </table:table-row>
        <table:table-row>
          <table:table-cell table:style-name="Tabla11.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articulos"</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articulo"</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precio"</text:span><text:span text:style-name="T14">&gt;</text:span></text:p>
            <text:p text:style-name="P16"><text:span text:style-name="T16"><text:s text:c="16"/></text:span><text:span text:style-name="T14">&lt;</text:span><text:span text:style-name="T3">xs:complexType</text:span><text:span text:style-name="T14">&gt;</text:span></text:p>
            <text:p text:style-name="P16"><text:span text:style-name="T16"><text:s text:c="18"/></text:span><text:span text:style-name="T14">&lt;</text:span><text:span text:style-name="T3">xs:simpleContent</text:span><text:span text:style-name="T14">&gt;</text:span></text:p>
            <text:p text:style-name="P16"><text:span text:style-name="T16"><text:s text:c="20"/></text:span><text:span text:style-name="T14">&lt;</text:span><text:span text:style-name="T3">xs:extension</text:span><text:span text:style-name="T7"> </text:span><text:span text:style-name="T8">base</text:span><text:span text:style-name="T10">=</text:span><text:span text:style-name="T12">"xs:decimal"</text:span><text:span text:style-name="T14">&gt;</text:span></text:p>
            <text:p text:style-name="P16"><text:span text:style-name="T16"><text:s text:c="22"/></text:span><text:span text:style-name="T14">&lt;</text:span><text:span text:style-name="T3">xs:attribute</text:span><text:span text:style-name="T7"> </text:span><text:span text:style-name="T8">name</text:span><text:span text:style-name="T10">=</text:span><text:span text:style-name="T12">"moneda"</text:span><text:span text:style-name="T7"> </text:span><text:span text:style-name="T8">type</text:span><text:span text:style-name="T10">=</text:span><text:span text:style-name="T12">"xs:string"</text:span><text:span text:style-name="T14">/&gt;</text:span></text:p>
            <text:p text:style-name="P16"><text:span text:style-name="T16"><text:s text:c="20"/></text:span><text:span text:style-name="T14">&lt;/</text:span><text:span text:style-name="T3">xs:extension</text:span><text:span text:style-name="T14">&gt;</text:span></text:p>
            <text:p text:style-name="P16"><text:span text:style-name="T16"><text:s text:c="18"/></text:span><text:span text:style-name="T14">&lt;/</text:span><text:span text:style-name="T3">xs:simpleContent</text:span><text:span text:style-name="T14">&gt;</text:span></text:p>
            <text:p text:style-name="P16"><text:span text:style-name="T16"><text:s text:c="16"/></text:span><text:span text:style-name="T14">&lt;/</text:span><text:span text:style-name="T3">xs:complexType</text:span><text:span text:style-name="T14">&gt;</text:span></text:p>
            <text:p text:style-name="P16"><text:span text:style-name="T16"><text:s text:c="14"/></text:span><text:span text:style-name="T14">&lt;/</text:span><text:span text:style-name="T3">xs:element</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Standard"><text:span text:style-name="T14">&lt;/</text:span><text:span text:style-name="T3">xs:schema</text:span><text:span text:style-name="T14">&gt;</text:span></text:p>
          </table:table-cell>
        </table:table-row>
      </table:table>
      <text:p text:style-name="P11"/>
      <text:p text:style-name="P11"/>
      <text:p text:style-name="P12">8. Dado el XSD, escribir un documento XML que pueda ser validado por dicho XSD. </text:p>
      <text:p text:style-name="P12"><text:span text:style-name="T34">xs:positiveInteger</text:span><text:span text:style-name="T25"> </text:span><text:span text:style-name="T23">es un tipo de dato predefinido derivado, que admite números enteros positivos mayores que cero.</text:span></text:p>
      <text:p text:style-name="P14"/>
      <table:table table:name="Tabla12" table:style-name="Tabla12">
        <table:table-column table:style-name="Tabla12.A"/>
        <table:table-row>
          <table:table-cell table:style-name="Tabla12.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7"/>
            <text:p text:style-name="P16"><text:soft-page-break/><text:span text:style-name="T16"><text:s text:c="2"/></text:span><text:span text:style-name="T14">&lt;</text:span><text:span text:style-name="T3">xs:element</text:span><text:span text:style-name="T7"> </text:span><text:span text:style-name="T8">name</text:span><text:span text:style-name="T10">=</text:span><text:span text:style-name="T12">"bingo"</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bola"</text:span><text:span text:style-name="T7"> </text:span><text:span text:style-name="T8">maxOccurs</text:span><text:span text:style-name="T10">=</text:span><text:span text:style-name="T12">"unbounded"</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attribute</text:span><text:span text:style-name="T7"> </text:span><text:span text:style-name="T8">name</text:span><text:span text:style-name="T10">=</text:span><text:span text:style-name="T12">"numero"</text:span><text:span text:style-name="T7"> </text:span><text:span text:style-name="T8">type</text:span><text:span text:style-name="T10">=</text:span><text:span text:style-name="T12">"numeroDeBola"</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6"/></text:span><text:span text:style-name="T14">&lt;/</text:span><text:span text:style-name="T3">xs:sequence</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P17"/>
            <text:p text:style-name="P16"><text:span text:style-name="T16"><text:s text:c="2"/></text:span><text:span text:style-name="T14">&lt;</text:span><text:span text:style-name="T3">xs:simpleType</text:span><text:span text:style-name="T7"> </text:span><text:span text:style-name="T8">name</text:span><text:span text:style-name="T10">=</text:span><text:span text:style-name="T12">"numeroDeBola"</text:span><text:span text:style-name="T14">&gt;</text:span></text:p>
            <text:p text:style-name="P16"><text:span text:style-name="T16"><text:s text:c="5"/></text:span><text:span text:style-name="T14">&lt;</text:span><text:span text:style-name="T3">xs:restriction</text:span><text:span text:style-name="T7"> </text:span><text:span text:style-name="T8">base</text:span><text:span text:style-name="T10">=</text:span><text:span text:style-name="T12">"xs:positiveInteger"</text:span><text:span text:style-name="T14">&gt;</text:span></text:p>
            <text:p text:style-name="P16"><text:span text:style-name="T16"><text:s text:c="8"/></text:span><text:span text:style-name="T14">&lt;</text:span><text:span text:style-name="T3">xs:minInclusive</text:span><text:span text:style-name="T7"> </text:span><text:span text:style-name="T8">value</text:span><text:span text:style-name="T10">=</text:span><text:span text:style-name="T12">"1"</text:span><text:span text:style-name="T14">/&gt;</text:span></text:p>
            <text:p text:style-name="P16"><text:span text:style-name="T16"><text:s text:c="8"/></text:span><text:span text:style-name="T14">&lt;</text:span><text:span text:style-name="T3">xs:maxExclusive</text:span><text:span text:style-name="T7"> </text:span><text:span text:style-name="T8">value</text:span><text:span text:style-name="T10">=</text:span><text:span text:style-name="T12">"90"</text:span><text:span text:style-name="T14">/&gt;</text:span></text:p>
            <text:p text:style-name="P16"><text:span text:style-name="T16"><text:s text:c="5"/></text:span><text:span text:style-name="T14">&lt;/</text:span><text:span text:style-name="T3">xs:restriction</text:span><text:span text:style-name="T14">&gt;</text:span></text:p>
            <text:p text:style-name="P16"><text:span text:style-name="T16"><text:s text:c="2"/></text:span><text:span text:style-name="T14">&lt;/</text:span><text:span text:style-name="T3">xs:simpleType</text:span><text:span text:style-name="T14">&gt;</text:span></text:p>
            <text:p text:style-name="P17"/>
            <text:p text:style-name="Standard"><text:span text:style-name="T14">&lt;/</text:span><text:span text:style-name="T3">xs:schema</text:span><text:span text:style-name="T14">&gt;</text:span></text:p>
          </table:table-cell>
        </table:table-row>
        <table:table-row>
          <table:table-cell table:style-name="Tabla12.A2"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bingo</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bingo.xsd"</text:span><text:span text:style-name="T14">&gt;</text:span></text:p>
            <text:p text:style-name="P16"><text:span text:style-name="T16"><text:s text:c="3"/></text:span><text:span text:style-name="T14">&lt;</text:span><text:span text:style-name="T3">bola</text:span><text:span text:style-name="T7"> </text:span><text:span text:style-name="T8">numero</text:span><text:span text:style-name="T10">=</text:span><text:span text:style-name="T12">"17"</text:span><text:span text:style-name="T14">/&gt;</text:span></text:p>
            <text:p text:style-name="P16"><text:span text:style-name="T16"><text:s text:c="3"/></text:span><text:span text:style-name="T14">&lt;</text:span><text:span text:style-name="T3">bola</text:span><text:span text:style-name="T7"> </text:span><text:span text:style-name="T8">numero</text:span><text:span text:style-name="T10">=</text:span><text:span text:style-name="T12">"23"</text:span><text:span text:style-name="T14">/&gt;</text:span></text:p>
            <text:p text:style-name="P16"><text:span text:style-name="T16"><text:s text:c="3"/></text:span><text:span text:style-name="T14">&lt;</text:span><text:span text:style-name="T3">bola</text:span><text:span text:style-name="T7"> </text:span><text:span text:style-name="T8">numero</text:span><text:span text:style-name="T10">=</text:span><text:span text:style-name="T12">"65"</text:span><text:span text:style-name="T14">/&gt;</text:span></text:p>
            <text:p text:style-name="Standard"><text:span text:style-name="T14">&lt;/</text:span><text:span text:style-name="T3">bingo</text:span><text:span text:style-name="T14">&gt;</text:span></text:p>
          </table:table-cell>
        </table:table-row>
      </table:table>
      <text:p text:style-name="P14"/>
      <text:p text:style-name="P15">9.</text:p>
      <text:p text:style-name="P41">Si para representar la siguiente información ficticia:</text:p>
      <text:p text:style-name="P35">PANEL DE VUELOS DE SALIDA DEL AEROPUERTO JFK – 20/12/2013</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header-rows>
          <table:table-row>
            <table:table-cell table:style-name="Tabla13.A1" office:value-type="string">
              <text:p text:style-name="P24">Código</text:p>
            </table:table-cell>
            <table:table-cell table:style-name="Tabla13.A1" office:value-type="string">
              <text:p text:style-name="P24">Diario</text:p>
            </table:table-cell>
            <table:table-cell table:style-name="Tabla13.A1" office:value-type="string">
              <text:p text:style-name="P24">Origen</text:p>
            </table:table-cell>
            <table:table-cell table:style-name="Tabla13.A1" office:value-type="string">
              <text:p text:style-name="P24">Destino</text:p>
            </table:table-cell>
            <table:table-cell table:style-name="Tabla13.A1" office:value-type="string">
              <text:p text:style-name="P24">Hora salida</text:p>
            </table:table-cell>
            <table:table-cell table:style-name="Tabla13.A1" office:value-type="string">
              <text:p text:style-name="P24">Hora llegada</text:p>
            </table:table-cell>
            <table:table-cell table:style-name="Tabla13.A1" office:value-type="string">
              <text:p text:style-name="P24">Estado</text:p>
            </table:table-cell>
          </table:table-row>
        </table:table-header-rows>
        <table:table-row>
          <table:table-cell table:style-name="Tabla13.A2" office:value-type="string">
            <text:p text:style-name="P21">V22</text:p>
          </table:table-cell>
          <table:table-cell table:style-name="Tabla13.B2" office:value-type="string">
            <text:p text:style-name="P21">SI</text:p>
          </table:table-cell>
          <table:table-cell table:style-name="Tabla13.C2" office:value-type="string">
            <text:p text:style-name="P21">New York</text:p>
          </table:table-cell>
          <table:table-cell table:style-name="Tabla13.D2" office:value-type="string">
            <text:p text:style-name="P21">Chicago</text:p>
          </table:table-cell>
          <table:table-cell table:style-name="Tabla13.E2" office:value-type="string">
            <text:p text:style-name="P21">9:30</text:p>
          </table:table-cell>
          <table:table-cell table:style-name="Tabla13.F2" office:value-type="string">
            <text:p text:style-name="P21">11:30</text:p>
          </table:table-cell>
          <table:table-cell table:style-name="Tabla13.G2" office:value-type="string">
            <text:p text:style-name="P21">R</text:p>
          </table:table-cell>
        </table:table-row>
        <table:table-row>
          <table:table-cell table:style-name="Tabla13.A3" office:value-type="string">
            <text:p text:style-name="P21">V23</text:p>
          </table:table-cell>
          <table:table-cell table:style-name="Tabla13.B3" office:value-type="string">
            <text:p text:style-name="P21">NO</text:p>
          </table:table-cell>
          <table:table-cell table:style-name="Tabla13.C3" office:value-type="string">
            <text:p text:style-name="P21">New York</text:p>
          </table:table-cell>
          <table:table-cell table:style-name="Tabla13.D3" office:value-type="string">
            <text:p text:style-name="P21">Miami</text:p>
          </table:table-cell>
          <table:table-cell table:style-name="Tabla13.E3" office:value-type="string">
            <text:p text:style-name="P21">10:15</text:p>
          </table:table-cell>
          <table:table-cell table:style-name="Tabla13.F3" office:value-type="string">
            <text:p text:style-name="P21">11:15</text:p>
          </table:table-cell>
          <table:table-cell table:style-name="Tabla13.G3" office:value-type="string">
            <text:p text:style-name="P21">C</text:p>
          </table:table-cell>
        </table:table-row>
      </table:table>
      <text:p text:style-name="P22">se ha escrito el siguiente documento XML:</text:p>
      <text:p text:style-name="P15"/>
      <table:table table:name="Tabla14" table:style-name="Tabla14">
        <table:table-column table:style-name="Tabla14.A"/>
        <table:table-row>
          <table:table-cell table:style-name="Tabla14.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aeropuerto</text:span><text:span text:style-name="T7"> </text:span><text:span text:style-name="T8">xmlns:xsi</text:span><text:span text:style-name="T10">=</text:span><text:span text:style-name="T12">"http://www.w3.org/2001/XMLSchema-instance"</text:span></text:p>
            <text:p text:style-name="P16"><text:span text:style-name="T8">xsi:noNamespaceSchemaLocation</text:span><text:span text:style-name="T10">=</text:span><text:span text:style-name="T12">"aeropuerto.xsd"</text:span><text:span text:style-name="T14">&gt;</text:span></text:p>
            <text:p text:style-name="P16"><text:soft-page-break/><text:span text:style-name="T16"><text:s text:c="3"/></text:span><text:span text:style-name="T14">&lt;</text:span><text:span text:style-name="T3">nombre</text:span><text:span text:style-name="T14">&gt;</text:span><text:span text:style-name="T16">JFK</text:span><text:span text:style-name="T14">&lt;/</text:span><text:span text:style-name="T3">nombre</text:span><text:span text:style-name="T14">&gt;</text:span></text:p>
            <text:p text:style-name="P16"><text:span text:style-name="T16"><text:s text:c="3"/></text:span><text:span text:style-name="T14">&lt;</text:span><text:span text:style-name="T3">vuelos</text:span><text:span text:style-name="T14">&gt;</text:span></text:p>
            <text:p text:style-name="P16"><text:span text:style-name="T16"><text:s text:c="6"/></text:span><text:span text:style-name="T14">&lt;</text:span><text:span text:style-name="T3">vuelo</text:span><text:span text:style-name="T7"> </text:span><text:span text:style-name="T8">código</text:span><text:span text:style-name="T10">=</text:span><text:span text:style-name="T12">"V22"</text:span><text:span text:style-name="T7"> </text:span><text:span text:style-name="T8">estado</text:span><text:span text:style-name="T10">=</text:span><text:span text:style-name="T12">"R"</text:span><text:span text:style-name="T14">&gt;</text:span></text:p>
            <text:p text:style-name="P16"><text:span text:style-name="T16"><text:s text:c="9"/></text:span><text:span text:style-name="T14">&lt;</text:span><text:span text:style-name="T3">diario</text:span><text:span text:style-name="T7"> </text:span><text:span text:style-name="T14">/&gt;</text:span></text:p>
            <text:p text:style-name="P16"><text:span text:style-name="T16"><text:s text:c="9"/></text:span><text:span text:style-name="T14">&lt;</text:span><text:span text:style-name="T3">origen</text:span><text:span text:style-name="T14">&gt;</text:span><text:span text:style-name="T16">New York</text:span><text:span text:style-name="T14">&lt;/</text:span><text:span text:style-name="T3">origen</text:span><text:span text:style-name="T14">&gt;</text:span></text:p>
            <text:p text:style-name="P16"><text:span text:style-name="T16"><text:s text:c="9"/></text:span><text:span text:style-name="T14">&lt;</text:span><text:span text:style-name="T3">destino</text:span><text:span text:style-name="T14">&gt;</text:span><text:span text:style-name="T16">Chicago</text:span><text:span text:style-name="T14">&lt;/</text:span><text:span text:style-name="T3">destino</text:span><text:span text:style-name="T14">&gt;</text:span></text:p>
            <text:p text:style-name="P16"><text:span text:style-name="T16"><text:s text:c="9"/></text:span><text:span text:style-name="T14">&lt;</text:span><text:span text:style-name="T3">hora-salida</text:span><text:span text:style-name="T14">&gt;</text:span><text:span text:style-name="T16">09:30:00</text:span><text:span text:style-name="T14">&lt;/</text:span><text:span text:style-name="T3">hora-salida</text:span><text:span text:style-name="T14">&gt;</text:span></text:p>
            <text:p text:style-name="P16"><text:span text:style-name="T16"><text:s text:c="9"/></text:span><text:span text:style-name="T14">&lt;</text:span><text:span text:style-name="T3">hora-llegada</text:span><text:span text:style-name="T14">&gt;</text:span><text:span text:style-name="T16">11:30:00</text:span><text:span text:style-name="T14">&lt;/</text:span><text:span text:style-name="T3">hora-llegada</text:span><text:span text:style-name="T14">&gt;</text:span></text:p>
            <text:p text:style-name="P16"><text:span text:style-name="T16"><text:s text:c="6"/></text:span><text:span text:style-name="T14">&lt;/</text:span><text:span text:style-name="T3">vuelo</text:span><text:span text:style-name="T14">&gt;</text:span></text:p>
            <text:p text:style-name="P16"><text:span text:style-name="T16"><text:s text:c="6"/></text:span><text:span text:style-name="T14">&lt;</text:span><text:span text:style-name="T3">vuelo</text:span><text:span text:style-name="T7"> </text:span><text:span text:style-name="T8">código</text:span><text:span text:style-name="T10">=</text:span><text:span text:style-name="T12">"V23"</text:span><text:span text:style-name="T7"> </text:span><text:span text:style-name="T8">estado</text:span><text:span text:style-name="T10">=</text:span><text:span text:style-name="T12">"C"</text:span><text:span text:style-name="T14">&gt;</text:span></text:p>
            <text:p text:style-name="P16"><text:span text:style-name="T16"><text:s text:c="9"/></text:span><text:span text:style-name="T14">&lt;</text:span><text:span text:style-name="T3">origen</text:span><text:span text:style-name="T14">&gt;</text:span><text:span text:style-name="T16">New York</text:span><text:span text:style-name="T14">&lt;/</text:span><text:span text:style-name="T3">origen</text:span><text:span text:style-name="T14">&gt;</text:span></text:p>
            <text:p text:style-name="P16"><text:span text:style-name="T16"><text:s text:c="9"/></text:span><text:span text:style-name="T14">&lt;</text:span><text:span text:style-name="T3">destino</text:span><text:span text:style-name="T14">&gt;</text:span><text:span text:style-name="T16">Miami</text:span><text:span text:style-name="T14">&lt;/</text:span><text:span text:style-name="T3">destino</text:span><text:span text:style-name="T14">&gt;</text:span></text:p>
            <text:p text:style-name="P16"><text:span text:style-name="T16"><text:s text:c="9"/></text:span><text:span text:style-name="T14">&lt;</text:span><text:span text:style-name="T3">hora-salida</text:span><text:span text:style-name="T14">&gt;</text:span><text:span text:style-name="T16">10:15:00</text:span><text:span text:style-name="T14">&lt;/</text:span><text:span text:style-name="T3">hora-salida</text:span><text:span text:style-name="T14">&gt;</text:span></text:p>
            <text:p text:style-name="P16"><text:span text:style-name="T16"><text:s text:c="9"/></text:span><text:span text:style-name="T14">&lt;</text:span><text:span text:style-name="T3">hora-llegada</text:span><text:span text:style-name="T14">&gt;</text:span><text:span text:style-name="T16">11:15:00</text:span><text:span text:style-name="T14">&lt;/</text:span><text:span text:style-name="T3">hora-llegada</text:span><text:span text:style-name="T14">&gt;</text:span></text:p>
            <text:p text:style-name="P16"><text:span text:style-name="T16"><text:s text:c="6"/></text:span><text:span text:style-name="T14">&lt;/</text:span><text:span text:style-name="T3">vuelo</text:span><text:span text:style-name="T14">&gt;</text:span></text:p>
            <text:p text:style-name="P16"><text:span text:style-name="T16"><text:s text:c="3"/></text:span><text:span text:style-name="T14">&lt;/</text:span><text:span text:style-name="T3">vuelos</text:span><text:span text:style-name="T14">&gt;</text:span></text:p>
            <text:p text:style-name="P16"><text:span text:style-name="T16"><text:s text:c="3"/></text:span><text:span text:style-name="T14">&lt;</text:span><text:span text:style-name="T3">fecha</text:span><text:span text:style-name="T14">&gt;</text:span><text:span text:style-name="T16">2013-12-20</text:span><text:span text:style-name="T14">&lt;/</text:span><text:span text:style-name="T3">fecha</text:span><text:span text:style-name="T14">&gt;</text:span></text:p>
            <text:p text:style-name="Standard"><text:span text:style-name="T14">&lt;/</text:span><text:span text:style-name="T3">aeropuerto</text:span><text:span text:style-name="T14">&gt;</text:span></text:p>
          </table:table-cell>
        </table:table-row>
      </table:table>
      <text:p text:style-name="P15"/>
      <text:p text:style-name="P42"><text:span text:style-name="T23">Escribir el código del archivo </text:span><text:span text:style-name="Strong_20_Emphasis"><text:span text:style-name="Emphasis"><text:span text:style-name="T23">"aeropuerto.xsd"</text:span></text:span></text:span><text:span text:style-name="T23"> que permita validarlo, teniendo en cuenta que:</text:span></text:p>
      <text:list xml:id="list751694997" text:style-name="L4">
        <text:list-item>
          <text:p text:style-name="P53">No debe utilizarse ni <text:span text:style-name="T22">group</text:span> ni <text:span text:style-name="T22">attributeGroup</text:span>.</text:p>
        </text:list-item>
        <text:list-item>
          <text:p text:style-name="P54"><text:span text:style-name="T24">El </text:span><text:span text:style-name="Strong_20_Emphasis"><text:span text:style-name="Emphasis"><text:span text:style-name="T24">nombre</text:span></text:span></text:span><text:span text:style-name="T24"> del aeropuerto, los </text:span><text:span text:style-name="Strong_20_Emphasis"><text:span text:style-name="Emphasis"><text:span text:style-name="T24">vuelos</text:span></text:span></text:span><text:span text:style-name="T24"> y la </text:span><text:span text:style-name="Strong_20_Emphasis"><text:span text:style-name="Emphasis"><text:span text:style-name="T24">fecha</text:span></text:span></text:span><text:span text:style-name="T24"> pueden aparecer en distinto orden.</text:span></text:p>
        </text:list-item>
        <text:list-item>
          <text:p text:style-name="P54"><text:span text:style-name="T24">Se tiene que indicar que el </text:span><text:span text:style-name="Strong_20_Emphasis"><text:span text:style-name="Emphasis"><text:span text:style-name="T24">código</text:span></text:span></text:span><text:span text:style-name="T24"> ha de ser único (esto se puede hacer definiéndolo de tipo </text:span><text:span text:style-name="T35">xs:ID</text:span><text:span text:style-name="T24">) y obligatorio para cada vuelo.</text:span></text:p>
        </text:list-item>
        <text:list-item>
          <text:p text:style-name="P54"><text:span text:style-name="T24">Haciendo uso </text:span><text:span text:style-name="T35">pattern</text:span><text:span text:style-name="T24"> indicar que los posibles </text:span><text:span text:style-name="Strong_20_Emphasis"><text:span text:style-name="Emphasis"><text:span text:style-name="T24">estados</text:span></text:span></text:span><text:span text:style-name="T24"> de un vuelo son </text:span><text:span text:style-name="Strong_20_Emphasis"><text:span text:style-name="Emphasis"><text:span text:style-name="T24">C</text:span></text:span></text:span><text:span text:style-name="T24"> (Cancelado), </text:span><text:span text:style-name="Strong_20_Emphasis"><text:span text:style-name="Emphasis"><text:span text:style-name="T24">E</text:span></text:span></text:span><text:span text:style-name="T24"> (En hora), </text:span><text:span text:style-name="Strong_20_Emphasis"><text:span text:style-name="Emphasis"><text:span text:style-name="T24">R</text:span></text:span></text:span><text:span text:style-name="T24"> (Retrasado). Dicha restricción sólo debe poder ser utilizada por el atributo </text:span><text:span text:style-name="Strong_20_Emphasis"><text:span text:style-name="Emphasis"><text:span text:style-name="T24">estado</text:span></text:span></text:span><text:span text:style-name="T24">. El valor por defecto debe ser </text:span><text:span text:style-name="Strong_20_Emphasis"><text:span text:style-name="Emphasis"><text:span text:style-name="T24">E</text:span></text:span></text:span><text:span text:style-name="T24">.</text:span></text:p>
        </text:list-item>
        <text:list-item>
          <text:p text:style-name="P54"><text:span text:style-name="T24">Debe permitirse aparecer desde cero hasta ilimitados elementos </text:span><text:span text:style-name="Strong_20_Emphasis"><text:span text:style-name="Emphasis"><text:span text:style-name="T24">vuelo</text:span></text:span></text:span><text:span text:style-name="T24"> y, para cada uno de ellos, se tiene que guardar la información en el mismo orden en el que aparece en el panel.</text:span></text:p>
        </text:list-item>
        <text:list-item>
          <text:p text:style-name="P54"><text:span text:style-name="T24">Para indicar si un vuelo es </text:span><text:span text:style-name="Strong_20_Emphasis"><text:span text:style-name="Emphasis"><text:span text:style-name="T24">diario</text:span></text:span></text:span><text:span text:style-name="T24">, se debe utilizar un elemento vacío que, respecto a cada vuelo, podrá aparecer (en el caso de sí ser diario) o no aparecer (en el caso contrario).</text:span></text:p>
        </text:list-item>
        <text:list-item>
          <text:p text:style-name="P54"><text:soft-page-break/><text:span text:style-name="T24">Respecto a los elementos </text:span><text:span text:style-name="Strong_20_Emphasis"><text:span text:style-name="Emphasis"><text:span text:style-name="T24">nombre</text:span></text:span></text:span><text:span text:style-name="T24">, </text:span><text:span text:style-name="Strong_20_Emphasis"><text:span text:style-name="Emphasis"><text:span text:style-name="T24">origen</text:span></text:span></text:span><text:span text:style-name="T24">, </text:span><text:span text:style-name="Strong_20_Emphasis"><text:span text:style-name="Emphasis"><text:span text:style-name="T24">destino</text:span></text:span></text:span><text:span text:style-name="T24">, </text:span><text:span text:style-name="Strong_20_Emphasis"><text:span text:style-name="Emphasis"><text:span text:style-name="T24">hora-llegada</text:span></text:span></text:span><text:span text:style-name="T24">, </text:span><text:span text:style-name="Strong_20_Emphasis"><text:span text:style-name="Emphasis"><text:span text:style-name="T24">hora-salida</text:span></text:span></text:span><text:span text:style-name="T24"> y </text:span><text:span text:style-name="Strong_20_Emphasis"><text:span text:style-name="Emphasis"><text:span text:style-name="T24">fecha</text:span></text:span></text:span><text:span text:style-name="T24">, cada uno de ellos debe definirse del tipo que se considere más apropiado, de entre los proporcionados por XML Schema.</text:span></text:p>
        </text:list-item>
      </text:list>
      <table:table table:name="Tabla15" table:style-name="Tabla15">
        <table:table-column table:style-name="Tabla15.A"/>
        <table:table-row>
          <table:table-cell table:style-name="Tabla15.A1" office:value-type="string">
            <text:p text:style-name="P16"><text:span text:style-name="T1">&lt;?</text:span><text:span text:style-name="T3">xml</text:span><text:span text:style-name="T7"> </text:span><text:span text:style-name="T8">version</text:span><text:span text:style-name="T10">=</text:span><text:span text:style-name="T12">"1.0"</text:span><text:span text:style-name="T7"> </text:span><text:span text:style-name="T8">encoding</text:span><text:span text:style-name="T10">=</text:span><text:span text:style-name="T12">"UTF-8"</text:span><text:span text:style-name="T1">?&gt;</text:span></text:p>
            <text:p text:style-name="P16"><text:span text:style-name="T14">&lt;</text:span><text:span text:style-name="T3">xs:schema</text:span><text:span text:style-name="T7"> </text:span><text:span text:style-name="T8">xmlns:xs</text:span><text:span text:style-name="T10">=</text:span><text:span text:style-name="T12">"http://www.w3.org/2001/XMLSchema"</text:span><text:span text:style-name="T14">&gt;</text:span></text:p>
            <text:p text:style-name="P16"><text:span text:style-name="T16"><text:s text:c="2"/></text:span><text:span text:style-name="T14">&lt;</text:span><text:span text:style-name="T3">xs:element</text:span><text:span text:style-name="T7"> </text:span><text:span text:style-name="T8">name</text:span><text:span text:style-name="T10">=</text:span><text:span text:style-name="T12">"aeropuerto"</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6"/></text:span><text:span text:style-name="T14">&lt;</text:span><text:span text:style-name="T3">xs:all</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nombre"</text:span><text:span text:style-name="T7"> </text:span><text:span text:style-name="T8">type</text:span><text:span text:style-name="T10">=</text:span><text:span text:style-name="T12">"xs:string"</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vuelos"</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4"/></text:span><text:span text:style-name="T14">&lt;</text:span><text:span text:style-name="T3">xs:element</text:span><text:span text:style-name="T7"> </text:span><text:span text:style-name="T8">name</text:span><text:span text:style-name="T10">=</text:span><text:span text:style-name="T12">"vuelo"</text:span><text:span text:style-name="T7"> </text:span><text:span text:style-name="T8">minOccurs</text:span><text:span text:style-name="T10">=</text:span><text:span text:style-name="T12">"0"</text:span><text:span text:style-name="T7"> </text:span><text:span text:style-name="T8">maxOccurs</text:span><text:span text:style-name="T10">=</text:span><text:span text:style-name="T12">"unbounded"</text:span><text:span text:style-name="T14">&gt;</text:span></text:p>
            <text:p text:style-name="P16"><text:span text:style-name="T16"><text:s text:c="16"/></text:span><text:span text:style-name="T14">&lt;</text:span><text:span text:style-name="T3">xs:complexType</text:span><text:span text:style-name="T14">&gt;</text:span></text:p>
            <text:p text:style-name="P16"><text:span text:style-name="T16"><text:s text:c="18"/></text:span><text:span text:style-name="T14">&lt;</text:span><text:span text:style-name="T3">xs:sequence</text:span><text:span text:style-name="T14">&gt;</text:span></text:p>
            <text:p text:style-name="P16"><text:span text:style-name="T16"><text:s text:c="20"/></text:span><text:span text:style-name="T14">&lt;</text:span><text:span text:style-name="T3">xs:element</text:span><text:span text:style-name="T7"> </text:span><text:span text:style-name="T8">name</text:span><text:span text:style-name="T10">=</text:span><text:span text:style-name="T12">"diario"</text:span><text:span text:style-name="T7"> </text:span><text:span text:style-name="T8">minOccurs</text:span><text:span text:style-name="T10">=</text:span><text:span text:style-name="T12">"0"</text:span><text:span text:style-name="T14">/&gt;</text:span></text:p>
            <text:p text:style-name="P16"><text:span text:style-name="T16"><text:s text:c="20"/></text:span><text:span text:style-name="T14">&lt;</text:span><text:span text:style-name="T3">xs:element</text:span><text:span text:style-name="T7"> </text:span><text:span text:style-name="T8">name</text:span><text:span text:style-name="T10">=</text:span><text:span text:style-name="T12">"origen"</text:span><text:span text:style-name="T7"> </text:span><text:span text:style-name="T8">type</text:span><text:span text:style-name="T10">=</text:span><text:span text:style-name="T12">"xs:string"</text:span><text:span text:style-name="T14">/&gt;</text:span></text:p>
            <text:p text:style-name="P16"><text:span text:style-name="T16"><text:s text:c="20"/></text:span><text:span text:style-name="T14">&lt;</text:span><text:span text:style-name="T3">xs:element</text:span><text:span text:style-name="T7"> </text:span><text:span text:style-name="T8">name</text:span><text:span text:style-name="T10">=</text:span><text:span text:style-name="T12">"destino"</text:span><text:span text:style-name="T7"> </text:span><text:span text:style-name="T8">type</text:span><text:span text:style-name="T10">=</text:span><text:span text:style-name="T12">"xs:string"</text:span><text:span text:style-name="T14">/&gt;</text:span></text:p>
            <text:p text:style-name="P16"><text:span text:style-name="T16"><text:s text:c="20"/></text:span><text:span text:style-name="T14">&lt;</text:span><text:span text:style-name="T3">xs:element</text:span><text:span text:style-name="T7"> </text:span><text:span text:style-name="T8">name</text:span><text:span text:style-name="T10">=</text:span><text:span text:style-name="T12">"hora-salida"</text:span><text:span text:style-name="T7"> </text:span><text:span text:style-name="T8">type</text:span><text:span text:style-name="T10">=</text:span><text:span text:style-name="T12">"xs:time"</text:span><text:span text:style-name="T14">/&gt;</text:span></text:p>
            <text:p text:style-name="P16"><text:span text:style-name="T16"><text:s text:c="20"/></text:span><text:span text:style-name="T14">&lt;</text:span><text:span text:style-name="T3">xs:element</text:span><text:span text:style-name="T7"> </text:span><text:span text:style-name="T8">name</text:span><text:span text:style-name="T10">=</text:span><text:span text:style-name="T12">"hora-llegada"</text:span><text:span text:style-name="T7"> </text:span><text:span text:style-name="T8">type</text:span><text:span text:style-name="T10">=</text:span><text:span text:style-name="T12">"xs:time"</text:span><text:span text:style-name="T14">/&gt;</text:span></text:p>
            <text:p text:style-name="P16"><text:span text:style-name="T16"><text:s text:c="18"/></text:span><text:span text:style-name="T14">&lt;/</text:span><text:span text:style-name="T3">xs:sequence</text:span><text:span text:style-name="T14">&gt;</text:span></text:p>
            <text:p text:style-name="P16"><text:span text:style-name="T16"><text:s text:c="18"/></text:span><text:span text:style-name="T14">&lt;</text:span><text:span text:style-name="T3">xs:attribute</text:span><text:span text:style-name="T7"> </text:span><text:span text:style-name="T8">name</text:span><text:span text:style-name="T10">=</text:span><text:span text:style-name="T12">"código"</text:span><text:span text:style-name="T7"> </text:span><text:span text:style-name="T8">type</text:span><text:span text:style-name="T10">=</text:span><text:span text:style-name="T12">"xs:ID"</text:span><text:span text:style-name="T7"> </text:span><text:span text:style-name="T8">use</text:span><text:span text:style-name="T10">=</text:span><text:span text:style-name="T12">"required"</text:span><text:span text:style-name="T14">/&gt;</text:span></text:p>
            <text:p text:style-name="P16"><text:span text:style-name="T16"><text:s text:c="18"/></text:span><text:span text:style-name="T14">&lt;</text:span><text:span text:style-name="T3">xs:attribute</text:span><text:span text:style-name="T7"> </text:span><text:span text:style-name="T8">name</text:span><text:span text:style-name="T10">=</text:span><text:span text:style-name="T12">"estado"</text:span><text:span text:style-name="T7"> </text:span><text:span text:style-name="T8">default</text:span><text:span text:style-name="T10">=</text:span><text:span text:style-name="T12">"E"</text:span><text:span text:style-name="T14">&gt;</text:span></text:p>
            <text:p text:style-name="P16"><text:span text:style-name="T16"><text:s text:c="20"/></text:span><text:span text:style-name="T14">&lt;</text:span><text:span text:style-name="T3">xs:simpleType</text:span><text:span text:style-name="T14">&gt;</text:span></text:p>
            <text:p text:style-name="P16"><text:span text:style-name="T16"><text:s text:c="22"/></text:span><text:span text:style-name="T14">&lt;</text:span><text:span text:style-name="T3">xs:restriction</text:span><text:span text:style-name="T7"> </text:span><text:span text:style-name="T8">base</text:span><text:span text:style-name="T10">=</text:span><text:span text:style-name="T12">"xs:string"</text:span><text:span text:style-name="T14">&gt;</text:span></text:p>
            <text:p text:style-name="P16"><text:span text:style-name="T16"><text:s text:c="24"/></text:span><text:span text:style-name="T14">&lt;</text:span><text:span text:style-name="T3">xs:pattern</text:span><text:span text:style-name="T7"> </text:span><text:span text:style-name="T8">value</text:span><text:span text:style-name="T10">=</text:span><text:span text:style-name="T12">"[CER]"</text:span><text:span text:style-name="T14">/&gt;</text:span></text:p>
            <text:p text:style-name="P16"><text:span text:style-name="T16"><text:s text:c="22"/></text:span><text:span text:style-name="T14">&lt;/</text:span><text:span text:style-name="T3">xs:restriction</text:span><text:span text:style-name="T14">&gt;</text:span></text:p>
            <text:p text:style-name="P16"><text:span text:style-name="T16"><text:s text:c="20"/></text:span><text:span text:style-name="T14">&lt;/</text:span><text:span text:style-name="T3">xs:simpleType</text:span><text:span text:style-name="T14">&gt;</text:span></text:p>
            <text:p text:style-name="P16"><text:span text:style-name="T16"><text:s text:c="18"/></text:span><text:span text:style-name="T14">&lt;/</text:span><text:span text:style-name="T3">xs:attribute</text:span><text:span text:style-name="T14">&gt;</text:span></text:p>
            <text:p text:style-name="P16"><text:span text:style-name="T16"><text:s text:c="16"/></text:span><text:span text:style-name="T14">&lt;/</text:span><text:span text:style-name="T3">xs:complexType</text:span><text:span text:style-name="T14">&gt;</text:span></text:p>
            <text:p text:style-name="P16"><text:span text:style-name="T16"><text:s text:c="14"/></text:span><text:span text:style-name="T14">&lt;/</text:span><text:span text:style-name="T3">xs:element</text:span><text:span text:style-name="T14">&gt;</text:span></text:p>
            <text:p text:style-name="P16"><text:span text:style-name="T16"><text:s text:c="12"/></text:span><text:span text:style-name="T14">&lt;/</text:span><text:span text:style-name="T3">xs:sequence</text:span><text:span text:style-name="T14">&gt;</text:span></text:p>
            <text:p text:style-name="P16"><text:span text:style-name="T16"><text:s text:c="10"/></text:span><text:span text:style-name="T14">&lt;/</text:span><text:span text:style-name="T3">xs:complexType</text:span><text:span text:style-name="T14">&gt;</text:span></text:p>
            <text:p text:style-name="P16"><text:span text:style-name="T16"><text:s text:c="8"/></text:span><text:span text:style-name="T14">&lt;/</text:span><text:span text:style-name="T3">xs:element</text:span><text:span text:style-name="T14">&gt;</text:span></text:p>
            <text:p text:style-name="P16"><text:span text:style-name="T16"><text:s text:c="8"/></text:span><text:span text:style-name="T14">&lt;</text:span><text:span text:style-name="T3">xs:element</text:span><text:span text:style-name="T7"> </text:span><text:span text:style-name="T8">name</text:span><text:span text:style-name="T10">=</text:span><text:span text:style-name="T12">"fecha"</text:span><text:span text:style-name="T7"> </text:span><text:span text:style-name="T8">type</text:span><text:span text:style-name="T10">=</text:span><text:span text:style-name="T12">"xs:date"</text:span><text:span text:style-name="T14">/&gt;</text:span></text:p>
            <text:p text:style-name="P16"><text:span text:style-name="T16"><text:s text:c="6"/></text:span><text:span text:style-name="T14">&lt;/</text:span><text:span text:style-name="T3">xs:all</text:span><text:span text:style-name="T14">&gt;</text:span></text:p>
            <text:p text:style-name="P16"><text:span text:style-name="T16"><text:s text:c="4"/></text:span><text:span text:style-name="T14">&lt;/</text:span><text:span text:style-name="T3">xs:complexType</text:span><text:span text:style-name="T14">&gt;</text:span></text:p>
            <text:p text:style-name="P16"><text:span text:style-name="T16"><text:s text:c="2"/></text:span><text:span text:style-name="T14">&lt;/</text:span><text:span text:style-name="T3">xs:element</text:span><text:span text:style-name="T14">&gt;</text:span></text:p>
            <text:p text:style-name="Standard"><text:span text:style-name="T14">&lt;/</text:span><text:span text:style-name="T3">xs:schema</text:span><text:span text:style-name="T14">&gt;</text:span></text:p>
          </table:table-cell>
        </table:table-row>
      </table:table>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onospace"/>
    <style:font-face style:name="Mangal1" svg:font-family="Mangal"/>
    <style:font-face style:name="Monospace1" svg:font-family="Monospace"/>
    <style:font-face style:name="monospace" svg:font-family="monospace, courier, 'lucida console'"/>
    <style:font-face style:name="sans-serif1" svg:font-family="sans-serif"/>
    <style:font-face style:name="sans-serif" svg:font-family="sans-serif, Verdana,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0-21T16:04:10.426816085</dc:date>
    <meta:editing-duration>PT12H50M34S</meta:editing-duration>
    <meta:editing-cycles>54</meta:editing-cycles>
    <meta:document-statistic meta:table-count="13" meta:image-count="0" meta:object-count="0" meta:page-count="13" meta:paragraph-count="521" meta:word-count="1442" meta:character-count="18706" meta:non-whitespace-character-count="14808"/>
  </office:meta>
</office:document-meta>
</file>